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paragraph-properties fo:text-align="justify" style:justify-single-word="false"/>
      <style:text-properties fo:language="en" fo:country="US"/>
    </style:style>
    <style:style style:name="P130" style:family="paragraph" style:parent-style-name="First_20_line_20_indent">
      <style:paragraph-properties fo:text-align="justify" style:justify-single-word="false"/>
    </style:style>
    <style:style style:name="P131" style:family="paragraph" style:parent-style-name="Text_20_body">
      <style:paragraph-properties fo:margin-left="0cm" fo:margin-right="0cm" fo:text-align="justify" style:justify-single-word="false" fo:text-indent="0cm" style:auto-text-indent="false"/>
    </style:style>
    <style:style style:name="P13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3">
      <style:text-properties fo:language="ru" fo:country="RU"/>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normal" fo:background-color="transparent" style:font-style-asian="normal" style:font-style-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color="#0000ff"/>
    </style:style>
    <style:style style:name="T56" style:family="text">
      <style:text-properties fo:color="#0000ff" fo:language="ru" fo:country="RU"/>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fo:background-color="transparent" style:font-style-asian="normal" style:font-weight-asian="normal" style:font-style-complex="normal" style:font-weight-complex="normal" loext:char-shading-value="0"/>
    </style:style>
    <style:style style:name="T62" style:family="text">
      <style:text-properties fo:font-style="normal" style:text-underline-style="none"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style:font-style-asian="normal" style:font-style-complex="normal" loext:char-shading-value="0"/>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style:font-weight-asian="normal" style:font-weight-complex="normal" loext:char-shading-value="0"/>
    </style:style>
    <style:style style:name="T69" style:family="text">
      <style:text-properties fo:color="#0066cc"/>
    </style:style>
    <style:style style:name="T70" style:family="text">
      <style:text-properties fo:color="#0000cc"/>
    </style:style>
    <style:style style:name="T71" style:family="text">
      <style:text-properties style:text-line-through-style="solid"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language="uk" fo:country="UA" fo:font-weight="bold" style:font-weight-asian="bold" style:font-weight-complex="bold"/>
    </style:style>
    <style:style style:name="T75" style:family="text">
      <style:text-properties fo:color="#ff0000"/>
    </style:style>
    <style:style style:name="T76" style:family="text">
      <style:text-properties style:text-underline-style="none"/>
    </style:style>
    <style:style style:name="T77" style:family="text">
      <style:text-properties style:text-rotation-angle="90" style:text-rotation-scale="line-height"/>
    </style:style>
    <style:style style:name="T78" style:family="text">
      <style:text-properties style:text-rotation-angle="270" style:text-rotation-scale="line-height"/>
    </style:style>
    <style:style style:name="T79" style:family="text">
      <style:text-properties style:text-position="sub 58%" style:font-size-asian="10.5pt"/>
    </style:style>
    <style:style style:name="T80" style:family="text">
      <style:text-properties style:font-name="Symbol" style:font-name-asian="Symbol" style:font-name-complex="Symbol"/>
    </style:style>
    <style:style style:name="T81" style:family="text">
      <style:text-properties style:font-name="Liberation Serif1" style:font-name-asian="Symbol" style:font-name-complex="Symbol"/>
    </style:style>
    <style:style style:name="T82" style:family="text">
      <style:text-properties style:font-name="Courier New CYR"/>
    </style:style>
    <style:style style:name="T83" style:family="text">
      <style:text-properties style:font-name="Courier New CYR" fo:language="en" fo:country="US"/>
    </style:style>
    <style:style style:name="T84" style:family="text">
      <style:text-properties fo:color="#6666ff"/>
    </style:style>
    <style:style style:name="T85" style:family="text">
      <style:text-properties fo:color="#3399ff"/>
    </style:style>
    <style:style style:name="T86" style:family="text">
      <style:text-properties fo:font-size="14pt" fo:language="en" fo:country="US" fo:font-weight="bold" style:font-size-asian="14pt" style:font-weight-asian="bold" style:font-size-complex="14pt" style:font-weight-complex="bold"/>
    </style:style>
    <style:style style:name="T87" style:family="text">
      <style:text-properties fo:font-size="14pt" fo:font-weight="bold" style:font-size-asian="14pt" style:font-weight-asian="bold" style:font-size-complex="14pt" style:font-weight-complex="bold"/>
    </style:style>
    <style:style style:name="T88" style:family="text">
      <style:text-properties fo:font-size="9pt" style:font-size-asian="9pt" style:font-size-complex="9pt"/>
    </style:style>
    <style:style style:name="T89"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1"><text:span text:style-name="T1">&lt;</text:span><text:span text:style-name="T56">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5">&lt;муз. темы: Терра - Майкл Джексон, Кантерлот - Марк Нофлер, Понивилль - Сеал и фан-музыка)&gt;</text:p>
      <text:p text:style-name="P80">Таймлайн <text:span text:style-name="T11">(</text:span>события через &lt;10 - ? 3-5-лучше&gt; лет после Обмена): </text:p>
      <text:p text:style-name="P80">Год 2143 &lt;2136 - 2138 -? &gt; ПВ <text:span text:style-name="T11">(AU -?)</text:span></text:p>
      <text:p text:style-name="P80"><text:span text:style-name="T11">20-</text:span>е апреля — Юджин «прыгает» с крыши (неудачная попытка заклинания последнего шанса)</text:p>
      <text:p text:style-name="P80">22-е мая — вызов Макса в Эквестрию. Гибель Кимеринна</text:p>
      <text:p text:style-name="P80">25-е мая — встреча с Норфом</text:p>
      <text:p text:style-name="P80">27-е мая — первая встреча с Селестией после бегства из замка Сестёр. Сцена с докторами</text:p>
      <text:p text:style-name="P81">28-е мая <text:span text:style-name="T1">— Эксперимент со сплетёнными сознаниями.</text:span></text:p>
      <text:p text:style-name="P80">29-е мая — встреча с Индиго. Эксперимент со сновидением — встреча с Агамемноном</text:p>
      <text:p text:style-name="P80">30-е мая - Пикник с Селестией в парке. Муравьи под накрупником</text:p>
      <text:p text:style-name="P80">31-е мая — исчезновение Селестии на неделю</text:p>
      <text:p text:style-name="P80">6-е июня — встреча с Селестией после разлуки. Прогулка по парку. Вид со стены. Землетрясение</text:p>
      <text:p text:style-name="P80"><text:span text:style-name="T11">&lt;</text:span>7<text:span text:style-name="T11">-</text:span>е июня — секс с Селестией. Раздор</text:p>
      <text:p text:style-name="P80">&lt;15-е июня — исчезновение Норфа. Прощание с Селестией.</text:p>
      <text:p text:style-name="P80">17-е июня — отбытие из Кантерлота</text:p>
      <text:p text:style-name="P81"><text:span text:style-name="T1">18</text:span>-<text:span text:style-name="T1">июня — Прибытие в Понивилль. Прочтение дневника эксперимента с заклинанием Индрэ</text:span></text:p>
      <text:p text:style-name="P80"><text:span text:style-name="T11">&lt;</text:span>25-е июня — попойка с Пинки. Бочколёт метконосцев</text:p>
      <text:p text:style-name="P80">27-е июня — получение письма от Селестии. Отказ выдать магический усилитель</text:p>
      <text:p text:style-name="P80"><text:span text:style-name="T11">&lt;</text:span>28-е июня<text:span text:style-name="T11"> </text:span>- попытка отослать письмо Селестии через Спайка</text:p>
      <text:p text:style-name="P80">30-е июня — выезд из Понивилля</text:p>
      <text:p text:style-name="P80">1-е июля — Прибытие в Фетлок. Захват резонаторных рубинов в павильоне Псинтела</text:p>
      <text:p text:style-name="P80">2-е июля — выезд из Фетлока Макса с Дэш в фургоне</text:p>
      <text:p text:style-name="P80">&lt;4-е июля - Дэш стучит лбом в дерево. Обнимашки</text:p>
      <text:p text:style-name="P80">8-е июля — прибытие в Груммингтон</text:p>
      <text:p text:style-name="P80">9-е июля –<text:span text:style-name="T11"> </text:span>Провал Груммингтона. Отбытие с Груммингтона</text:p>
      <text:p text:style-name="P80"><text:span text:style-name="T11">&lt;</text:span>12-е июля — Прибытие в Филлидельфию. Отбытие. Падение Макса с самоката</text:p>
      <text:p text:style-name="P80">14-е июля — переправа через седловое озеро. Прибытие Макса с Дэш в Понивилль</text:p>
      <text:p text:style-name="P80">15-е июля — эксперимент с усиленным заклинанием Индрэ. Поединок Луны с Твайлайт в Понивилле</text:p>
      <text:p text:style-name="P80">17-е июля — прибытие в Кантерлот Луны, Макса и шестёрки</text:p>
      <text:p text:style-name="P80"><text:span text:style-name="T11">[</text:span>21-е июля<text:span text:style-name="T11">]</text:span> — Гранд Галопин Гала</text:p>
      <text:p text:style-name="P81">[26-<text:span text:style-name="T1">е июля</text:span>]<text:span text:style-name="T1"> — совещание в зале стратегического планирования. Выдача паспорта Максу</text:span></text:p>
      <text:p text:style-name="P80"/>
      <text:p text:style-name="P80">Страницы с красным: 6,9,11</text:p>
      <text:h text:style-name="Heading_20_2" text:outline-level="2"><text:soft-page-break/>Прочитанные фанфики</text:h>
      <text:h text:style-name="Heading_20_3" text:outline-level="3">Эпичные</text:h>
      <text:p text:style-name="P123">Обмен ( <text:a xlink:type="simple" xlink:href="https://darkpony.ru/obmen/" text:style-name="Internet_20_link" text:visited-style-name="Visited_20_Internet_20_Link">https://darkpony.ru/obmen/</text:a> ), <text:span text:style-name="T11">I Dream Of Luna, </text:span>Розовые глазки, <text:span text:style-name="T11">Fallout Equestria</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1"><text:soft-page-break/></text:p>
      <text:h text:style-name="Heading_20_2" text:outline-level="2">Идеи</text:h>
      <text:list xml:id="list6479747103202590644" text:style-name="L1">
        <text:list-item>
          <text:p text:style-name="P150">Книги:</text:p>
        </text:list-item>
      </text:list>
      <text:list xml:id="list3871676817701087709" text:style-name="L2">
        <text:list-item>
          <text:p text:style-name="P151">«Великие грифоны прошлого» - из канона (5<text:span text:style-name="T11">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65">Природа Проклятий</text:span>» - обмен</text:p>
        </text:list-item>
        <text:list-item>
          <text:p text:style-name="P151"><text:span text:style-name="T65">«Магия для Чайников»</text:span> - обмен</text:p>
        </text:list-item>
        <text:list-item>
          <text:p text:style-name="P151"><text:span text:style-name="T65">«Энциклопедия Арканум»</text:span> - обмен</text:p>
        </text:list-item>
        <text:list-item>
          <text:p text:style-name="P151">«О Гейсах» - обмен</text:p>
        </text:list-item>
        <text:list-item>
          <text:p text:style-name="P151">«<text:span text:style-name="T65">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447393365048831971"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text:soft-page-break/>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text:span text:style-name="T65">По другим данным, Селестии около 2500 лет (Обмен).</text:span></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46" text:outline-level="2"><text:soft-page-break/>1. Терра</text:h>
      <text:p text:style-name="P26">(Electronics “Disappointed”/Gary Jules “Mad World”/Pink Floyd “Another Brick In The Wall”)</text:p>
      <text:p text:style-name="P132">&lt;Добавить угрозу ядерной войны&gt;</text:p>
      <text:p text:style-name="P2">***</text:p>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жил на работе без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6"><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text:span text:style-name="T11">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6">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6">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6"/>
      <text:p text:style-name="P36">Так, что тут у нас? <text:span text:style-name="T1">Т</text:span>ри последних запроса вызвали сбои в работе кластера и заставили перегрузиться один из хостов.</text:p>
      <text:p text:style-name="P36"><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6"/>
      <text:p text:style-name="P77"><text:span text:style-name="T11">– Нэш, к</text:span>ак называется наш проект?</text:p>
      <text:p text:style-name="P75"><text:span text:style-name="T8">– </text:span><text:span text:style-name="T67">Дайсон.</text:span></text:p>
      <text:p text:style-name="P75"><text:span text:style-name="T8">– </text:span><text:span text:style-name="T67">Сколько тебе лет?</text:span></text:p>
      <text:p text:style-name="P75"><text:span text:style-name="T8">– </text:span><text:span text:style-name="T67">Два года с начала запуска кластера.</text:span></text:p>
      <text:p text:style-name="P75"><text:span text:style-name="T8">– </text:span><text:span text:style-name="T67">Какой сейчас год?</text:span></text:p>
      <text:p text:style-name="P75"><text:span text:style-name="T8">– </text:span><text:span text:style-name="T21">20</text:span><text:span text:style-name="T20">18</text:span><text:span text:style-name="T67">-й.</text:span></text:p>
      <text:p text:style-name="P24"/>
      <text:p text:style-name="P36">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5"/>
      <text:p text:style-name="P77"><text:span text:style-name="T1">– </text:span>Н<text:span text:style-name="T1">эш тестовая задача номер шестнадцать</text:span>. <text:span text:style-name="T1">Выполни при дефолтных настройках.</text:span></text:p>
      <text:p text:style-name="P55">– Принял к исполнению.</text:p>
      <text:p text:style-name="P55"/>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soft-page-break/>…</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6"><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6"><text:span text:style-name="T5">–</text:span><text:span text:style-name="T6"> </text:span><text:span text:style-name="T5">Нэш</text:span><text:span text:style-name="T60">, </text:span><text:span text:style-name="T5">в некоем городе живёт брадобрей, который бреет всех людей, которые не бреются сами. Вопрос: кто бреет брадобрея</text:span><text:span text:style-name="T60">?</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29">incompartible interface Analytics v.0.93 beta</text:span>”</text:p>
      <text:p text:style-name="P36">Ага, уже теплее.</text:p>
      <text:p text:style-name="P36"/>
      <text:p text:style-name="P75"><text:span text:style-name="T8">– Нэш</text:span><text:span text:style-name="T67">, выдай диагностику модуля </text:span><text:span text:style-name="T8">аналитики.</text:span></text:p>
      <text:p text:style-name="P36"/>
      <text:p text:style-name="P36">Йо! Видеокамеры молча наблюдают за <text:span text:style-name="T1">моим </text:span>поднятым вверх <text:span text:style-name="T1">большим пальцем</text:span>.</text:p>
      <text:p text:style-name="P36">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text:span text:style-name="T11">–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1">–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6"><text:span text:style-name="T1">У</text:span>ходя попрощался с охранником, <text:span text:style-name="T1">увлечённо исследующим тему копрофилии</text:span>.</text:p>
      <text:p text:style-name="P36">Всё, свободен. Хотя <text:s/><text:span text:style-name="T1">воскресенье</text:span> уже испорчен<text:span text:style-name="T1">о</text:span>.</text:p>
      <text:p text:style-name="P36"/>
      <text:p text:style-name="P133"><text:soft-page-break/>***</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text:soft-page-break/>–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ое искрение снежинок в мягком свете фонаря</text:span> создавал<text:span text:style-name="T1">о</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1"> </text:span><text:span text:style-name="T32">Юджина</text:span><text:span text:style-name="T1">,</text:span> <text:span text:style-name="T19">месяц</text:span> назад прыгнувшего с крыши <text:span text:style-name="T1">своей</text:span> <text:span text:style-name="T1">высотки</text:span>.</text:p>
      <text:p text:style-name="P22"><text:soft-page-break/>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8">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4">Тридцать четвёртый</text:span>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8">Pet Shop Boys “So Hard” <text:span text:style-name="T24">УЛУЧШИТЬ ГЛАВУ! СКУЧНО!!!</text:span></text:p>
      <text:p text:style-name="P1"><text:span text:style-name="T36">Сознание рестартовало после того, как я гребанулся </text:span><text:span text:style-name="T52">затылком и плечами об каменный пол. О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6">Единорог поднял голову и оглянулся куда-то назад.</text:p>
      <text:p text:style-name="P36"><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да и не должно быть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О<text:span text:style-name="T1">ткрыв глаза,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2">…</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text:soft-page-break/>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и детский сюжет не вызвали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8"><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виновато отвернулась.</text:p>
      <text:p text:style-name="P3">– Мне нужно восстановиться после заклинания. Сейчас я слаба и не могу качественно исцелить тебя. Потерпи немного, в королевской больнице Кантерлота тебе помогут, дорогая.</text:p>
      <text:p text:style-name="P3">Я потёр виски и сделал вторую попытку.</text:p>
      <text:p text:style-name="P1"><text:span text:style-name="T1">–</text:span> Я не “она”, а “он”. <text:span text:style-name="T1">–</text:span> пробормотал я, кривясь от боли.</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Селестия. <text:span text:style-name="T1">– Стар Свирл в пророчестве описывал совсем друге. </text:span>Очевидно, в заклинание закралась ошибка. <text:span text:style-name="T1">Мне кажется, в размытом абзаце всё же речь шла о чиз-кейке, а не о кросс-магии.</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Голов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с лёгким позвякиваньем.</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Кантерлот</text:h>
      <text:p text:style-name="P79">Музыка медленная, фэнтезийная, средневековая, изысканая, дворцовая (стиль Dire Straits “Coyote”)</text:p>
      <text:p text:style-name="P79">&lt;Эркеры и ризалиты&gt;</text:p>
      <text:p text:style-name="P22">Глава IV. Пределы магии</text:p>
      <text:p text:style-name="P19"/>
      <text:p text:style-name="P22">Вашему покорному слуге известны четыре предела магии: </text:p>
      <text:list xml:id="list8648923908740047350"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6"><text:soft-page-break/><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text:soft-page-break/></text:p>
      <text:h text:style-name="Heading_20_2" text:outline-level="2"><text:span text:style-name="T11">4. </text:span>Библиотека</text:h>
      <text:p text:style-name="P18">&lt;<text:span text:style-name="T5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2">–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Аликорница сникла. Уши её опустились.</text:p>
      <text:p text:style-name="P50"><text:span text:style-name="T11">– </text:span>Макс, не надо... Ты же знаешь, я этого не сделаю.</text:p>
      <text:p text:style-name="P50"><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1">***</text:p>
      <text:p text:style-name="P51"><text:soft-page-break/></text:p>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0">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text:span text:style-name="T1">с</text:span>орвалась. Мне очень стыдно. Последнее время всё идёт наперекосяк, совсем не так, как мы планировали.</text:p>
      <text:p text:style-name="P40"><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0">–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Heading_20_2" text:outline-level="2"><text:soft-page-break/>4.5 Нерадивый ученик</text:h>
      <text:p text:style-name="P33"/>
      <text:p text:style-name="P50">– Это очень просто, уверяю тебя. Даже совсем маленькие жеребята единорогов способны на столь простую магию. Сконцентрируйся…</text:p>
      <text:p text:style-name="P50">– Ыыых… !!!</text:p>
      <text:p text:style-name="P50">Я покраснел от натуги, но этот блядский листочек даже не шелохнулся!</text:p>
      <text:p text:style-name="P50">– Давай попробуем ещё раз. Сосредоточься на объекте. Высвободи силу. Ты можешь это, я вижу в тебе большой потенциал!</text:p>
      <text:p text:style-name="P50"/>
      <text:p text:style-name="P50">Куда уж больше! Эти медицинские каракули мне теперь месяц сниться будут!</text:p>
      <text:p text:style-name="P50">– Фффу-у-у! – листок закружился в воздухе от моего сердитого дуновения.</text:p>
      <text:p text:style-name="P50">Я отвернулся. Если она хочет выставить меня на посмешище, ей и напрягаться не нужно!</text:p>
      <text:p text:style-name="P50"/>
      <text:p text:style-name="P50">– Анон…</text:p>
      <text:p text:style-name="P50">С лёгким вздохом аликорница положила голову мне на плечо.</text:p>
      <text:p text:style-name="P50">– Не сердись. Это моя вина. Я пытаюсь вести тебя ускоренным курсом.</text:p>
      <text:p text:style-name="P50">Я скосил на неё взгляд. Аликорница прикрыла глаза, наслаждаясь покоем. Солнечный луч зажёг золотистые искорки на её ресницах.</text:p>
      <text:p text:style-name="P50">– Не понимаю, куда ты так гонишь? Мы вполне можем заняться этим через пару недель, когда ты окрепнешь.</text:p>
      <text:p text:style-name="P50">Селестия открыла глаза и нехотя оторвала голову от моего плеча.</text:p>
      <text:p text:style-name="P50">– Нам нужно торопиться. У меня есть нехорошее чувство, а я привыкла доверять своим ощущениям.</text:p>
      <text:p text:style-name="P50">Листок с рецептом вернулся на место.</text:p>
      <text:p text:style-name="P50">– На это раз мы поступим по-другому. Есть способ ускорить процесс. – аликорница отвернулась в смятении.</text:p>
      <text:p text:style-name="P50">Я ждал.</text:p>
      <text:p text:style-name="P50">–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0">– То есть, ты хочешь сказать, что не вполне им владеешь? – помог я аликорнице. – Не волнуйся, я не буду над тобой смеяться.</text:p>
      <text:p text:style-name="P50">–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0">Аликорница взглянула на меня со смущением.</text:p>
      <text:p text:style-name="P50">–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0">Я с сомнением почесал в затылке.</text:p>
      <text:p text:style-name="P50">–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0">Я вздохнул.</text:p>
      <text:p text:style-name="P50"><text:soft-page-break/>– Ну хорошо, хорошо, не волнуйся. Я готов. Можно только просить тебя об одолжении?</text:p>
      <text:p text:style-name="P50">– Да?</text:p>
      <text:p text:style-name="P50">Аликорница с тревогой взглянула на меня.</text:p>
      <text:p text:style-name="P50">– Всё, что в моих силах, Анонимус.</text:p>
      <text:p text:style-name="P50">В её голосе сквозила едва сдерживаемая дрожь.</text:p>
      <text:p text:style-name="P50">«Она думает, я сейчас загадаю себе полцарства, корону и мороженное в придачу!» – усмехнулся я.</text:p>
      <text:p text:style-name="P50">– Можно всё же не стирать мне память? Я, со своей стороны, даю слово не болтать о том, что узнаю, если тебя это беспокоит.</text:p>
      <text:p text:style-name="P50">Аликорница воззрилась на меня с нечитаемым выражением на морде.</text:p>
      <text:p text:style-name="P50">– Я слишком многого прошу? – вздохнул я. – Ладно, не важно…</text:p>
      <text:p text:style-name="P50">Аликорница спрятала морду в одеяле. Холка её подёргивалась.</text:p>
      <text:p text:style-name="P50">Я опешил.</text:p>
      <text:p text:style-name="P50">– Ты чего? – я присел на постель и осторожно отвернул край одеяла. – Эй, есть кто-нибудь в домике? Если я что-то не то сказал, забей…</text:p>
      <text:p text:style-name="P50">Селестия подняла голову и я увидел, что у неё текут слёзы из глаз от беззвучного смеха. Я озадаченно почесал затылок.</text:p>
      <text:p text:style-name="P50">–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0">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0">–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0">Аликорница кивнула, соглашаясь.</text:p>
      <text:p text:style-name="P50">– Теперь позволь мне начать заклинание.</text:p>
      <text:p text:style-name="P50">Аликорница высунула из-под одеяла передние ноги и притянула меня к себе.</text:p>
      <text:p text:style-name="P50">–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0">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0">Моей?!! Э-э-э, позвольте…</text:p>
      <text:p text:style-name="P50">…</text:p>
      <text:p text:style-name="P50">Я открыла глаза.</text:p>
      <text:p text:style-name="P50">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0"><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0">Я закрыла глаза.</text:p>
      <text:p text:style-name="P50">…</text:p>
      <text:p text:style-name="P50">– Анонимус! Анон…</text:p>
      <text:p text:style-name="P50">Тёплое дуновение растрепало волосы на лбу. Я открыл глаза.</text:p>
      <text:p text:style-name="P50">– Как ты себя чувствуешь?</text:p>
      <text:p text:style-name="P50">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0">– Я старалась провести всё как можно быстрее. С тобой всё в порядке? – в голосе Селестии появились нотки паники.</text:p>
      <text:p text:style-name="P50">Я успокаивающе похлопал аликорницу по шее не глядя.</text:p>
      <text:p text:style-name="P50">–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0">Аликорница громко воскликнула, просунула морду под подушку, насколько позволял рог, и застонала от досады.</text:p>
      <text:p text:style-name="P50">–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8">сли бы я вспомнила вовремя, я бы предупредила тебя, чтобы ты смог сконцентрироваться.</text:span></text:p>
      <text:p text:style-name="P50">Я вымучено рассмеялся.</text:p>
      <text:p text:style-name="P50">– Спасибо за комплимент, твоё высочество! Никогда не сомневался, что я — та ещё тряпка! Я даже новую кошку не смог завести после смерти старой.</text:p>
      <text:p text:style-name="P50">Аликорница виновато пробормотала из-под подушки:</text:p>
      <text:p text:style-name="P50">– Прости меня, Анонимус.</text:p>
      <text:p text:style-name="P50">Я помотал головой, вытряхивая остатки сонливости.</text:p>
      <text:p text:style-name="P50">– Надо повторить.</text:p>
      <text:p text:style-name="P50">– Что?</text:p>
      <text:p text:style-name="P50">– Надо повторить урок. Я почти усвоил технику.</text:p>
      <text:p text:style-name="P50">Аликорница выглянула одним глазом из-под подушки.</text:p>
      <text:p text:style-name="P50">– И ты не боишься?</text:p>
      <text:p text:style-name="P50">Я стянул подушку с Селестии и легонько щёлкнул её по носу.</text:p>
      <text:p text:style-name="P50">–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0">Аликорница слабо улыбнулась.</text:p>
      <text:p text:style-name="P50">– Не будем медлить, Анонимус.</text:p>
      <text:p text:style-name="P50">Я вновь растворился в сине-зелёной гриве.</text:p>
      <text:p text:style-name="P50"><text:soft-page-break/>…</text:p>
      <text:p text:style-name="P50">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8">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8">Тумбочка.</text:span> Листок… <text:span text:style-name="T88">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9">Всё пошло не так. Не могу уловить точку концентрации. Сила приложена к чему-то большему, чем лист бумаги. К чему-то неизмеримо большему. </text:span><text:span text:style-name="T88">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9">Сила уходит бесконтрольно. Нужно прервать урок. Нет! Нет! О-О-О-О-О, НЕ-Е-Е-Е-Е-Т!!!</text:span></text:p>
      <text:p text:style-name="P50">…</text:p>
      <text:p text:style-name="P50">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0">Тумбочка стояла на месте, не сдвинувшись ни на волос.</text:p>
      <text:p text:style-name="P50">С улицы доносились возгласы удивления, страха и ожесточённые споры. Я подошёл к окну и выругался ещё сильнее.</text:p>
      <text:p text:style-name="P50">По голубому небу к дневному светилу взмывала Луна.</text:p>
      <text:p text:style-name="P50">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0">Я бросился к постели и стал что есть силы тормошить бесчувственную аликорницу.</text:p>
      <text:p text:style-name="P50">– Вставай! Эй, вставай, твоё высочество! Беда! Там сейчас<text:span text:style-name="T11"> </text:span>Луна в Солнце врежется!</text:p>
      <text:p text:style-name="P50">Аликорница что-то невнятно говорила себе под нос, но глаз не открывала. Я вслушался в её бормотание.</text:p>
      <text:p text:style-name="P50">– …всегда говорила, что сестра не умеет пить…</text:p>
      <text:p text:style-name="P50">Проклятье! Эту кобылу можно разбудить только ведром воды!</text:p>
      <text:p text:style-name="P50">Я бросил взгляд на тумбочку. Нет, стакан пуст.</text:p>
      <text:p text:style-name="P74">Ох, нет! Нет-нет-нет!!!</text:p>
      <text:p text:style-name="P74">Мой взгляд был прикован к дверце с изображением Луны, а душу леденил ужас осознания.</text:p>
      <text:p text:style-name="P74">Анон, если ты станешь виновником смерти миллионов невинных пони, тебе лучше удавиться прямо сейчас!</text:p>
      <text:p text:style-name="P50">Я бросился к окну, намереваясь позвать кого-нибудь на помощь. И замер с отвалившейся челюстью.</text:p>
      <text:p text:style-name="P50">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0">«С-Е-Л-Е-С-Т-И-Я … — … П-И-З-…» </text:p>
      <text:p text:style-name="P50">– ЧТО ТУТ ПРОИСХОДИТ???</text:p>
      <text:p text:style-name="P50">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0">– Мы …э-э-э… изучали левитацию предметов посредством переплетения сознаний. – промямлил я наконец. – Кажись, я чего-то накосячил.</text:p>
      <text:p text:style-name="P50">Тёмная аликорница перевела взгляд на Селестию, всё так же лежащую на постели разметав крылья.</text:p>
      <text:p text:style-name="P50"><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0">Белоснежная аликорница чуть шевельнула крыльями и натянула одеяло на голову.</text:p>
      <text:p text:style-name="P50">– Уйдите все… – пробормотала Селестия сквозь одеяло. – Я умираю.</text:p>
      <text:p text:style-name="P50">«-ДА» — мельком прочитал я окончание текста, появившееся на спутнике.</text:p>
      <text:p text:style-name="P50">Тёмная аликорница проследила мой взгляд и ухмыльнулась.</text:p>
      <text:p text:style-name="P50">–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0">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0">–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0">Я, конечно, побаивался тёмной фурии, но её отношение задело меня за живое.</text:p>
      <text:p text:style-name="P50">– Эй, что ты там про улитку сказала? Я ведь не напрашивался, в конце-концов! Я оказался тут с твоей помощью, в том числе!</text:p>
      <text:p text:style-name="P50">Луна не удостаивая меня взглядом, прошествовала к выходу, попутно нажав кнопку экстренного вызова.</text:p>
      <text:p text:style-name="P50">–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0">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0">Через мгновение палата заполнилась оханьем, аханьем и звоном склянок с микстурами. Я оказался в окружении злобных медсестёр.</text:p>
      <text:p text:style-name="P50">–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0">Передо мной захлопнулась дверь в палату.</text:p>
      <text:p text:style-name="P50">Ну охренеть! Я же ещё и виноват!</text:p>
      <text:p text:style-name="P50"/>
      <text:h text:style-name="P147" text:outline-level="2"><text:span text:style-name="T11">5. </text:span>Индиго</text:h>
      <text:p text:style-name="P40"/>
      <text:p text:style-name="P40">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text:soft-page-break/>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text:soft-page-break/>–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soft-page-break/>***</text:p>
      <text:p text:style-name="P50">&lt;<text:span text:style-name="T55">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
      <text:p text:style-name="P51">***</text:p>
      <text:p text:style-name="P50"/>
      <text:p text:style-name="P50">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0">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0">– Ну что? Догонялки?</text:p>
      <text:p text:style-name="P50">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0"/>
      <text:p text:style-name="P50">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0">– Анон?..</text:p>
      <text:p text:style-name="P50">Я намеренно не оборачивался на шелест кустов за спиной. Нерешительное топтание на месте сменилось шагами. На меня упала тень.</text:p>
      <text:p text:style-name="P50">–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0">Обида и разочарование в голосе аликорницы были столь искренними, что я рассмеялся.</text:p>
      <text:p text:style-name="P50">–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0">За спиной раздался стон.</text:p>
      <text:p text:style-name="P50">–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0"><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0">– Расслабься, Анонимус. Позволь мне избавить тебя от недугов.</text:p>
      <text:p text:style-name="P50">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0">– Засыпай, Анон. Когда ты проснёшься, ты будешь чувствовать себя намного лучше. Целительство — не моя специализация, но кое-что мне по силам.</text:p>
      <text:p text:style-name="P50"/>
      <text:p text:style-name="P50">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0">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0"/>
      <text:p text:style-name="P50">…</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50"/>
      <text:p text:style-name="P50">…</text:p>
      <text:p text:style-name="P50"/>
      <text:p text:style-name="P50">– Анонимус? Просыпайся же!</text:p>
      <text:p text:style-name="P50">Копыто энергично растирало мне грудь круговыми движениями. Селестия встревоженно склонилась ко мне.</text:p>
      <text:p text:style-name="P50">– Ты испугал меня, Анон! Цвет твоей кожи сейчас не сильно отличается от цвета моей шерсти — настолько ты бледный. Как ты себя чувствуешь?</text:p>
      <text:p text:style-name="P50">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0">– Как?.. – я не мог отыскать подходящих слов, чтобы высказать обуревавшие меня чувства. Из глаз потекли слёзы радости.</text:p>
      <text:p text:style-name="P50">–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40">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0">– Анонимус, прекращай висеть на ветке! – со смехом произнесла Селестия и опять закашлялась. – Нам нужно торопиться. Кое-кто ждёт нас.</text:p>
      <text:p text:style-name="P50">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0">Хм. Совпадение? Не могла она видеть мою попытку, у неё глаз на затылке нет.</text:p>
      <text:p text:style-name="P50">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0">Ах ты ж!!!</text:p>
      <text:p text:style-name="P50">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0">–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0">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0">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0">Я помотал головой, отгоняя непристойности. Блядь! О чём ты думаешь, Анон? Ты же не конеёб! В пекло такие мысли! Мне уже тесно в штанах!</text:p>
      <text:p text:style-name="P50">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0">– Мы на месте, Анон! Луна ждёт нас.</text:p>
      <text:p text:style-name="P50">Луна? Вот уж с кем бы я хотел встречаться меньше всего!</text:p>
      <text:p text:style-name="P50">Мы вышли на небольшую полянку, окружённую кипарисами. В центре стояла тёмная аликорница и хмуро смотрела на нас.</text:p>
      <text:p text:style-name="P50"><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0">–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50">Аликорны повернулись ко мне. Мне стало дико неуютно.</text:p>
      <text:p text:style-name="P50">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0">Я сдался.</text:p>
      <text:p text:style-name="P50">– Готов ли ты проследовать с Нами, Анонимус, и обучиться древнему искусству сновидений? – склонила голову в вопросе Луна.</text:p>
      <text:p text:style-name="P50">Я сглотнул и коротко кивнул.</text:p>
      <text:p text:style-name="P50">– Тогда следуй за Нами!</text:p>
      <text:p text:style-name="P50">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50"/>
      <text:p text:style-name="P51">***</text:p>
      <text:p text:style-name="P50"/>
      <text:p text:style-name="P50">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0">Луна остановилась.</text:p>
      <text:p text:style-name="P50">–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0">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0">Окей, я пошёл!</text:p>
      <text:p text:style-name="P50">Я надавил дверь и уверенно шагнул в светящийся проём.</text:p>
      <text:p text:style-name="P50"/>
      <text:p text:style-name="P50">БЛЯ-А-А-А-А-А-А-А-А-А-А-А-А!!!</text:p>
      <text:p text:style-name="P50"/>
      <text:p text:style-name="P50">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0"><text:soft-page-break/>Осмотреться я не успел — очертания пещеры расплылись и резкий переход от полутьмы к яркому свету заставил меня закрыть глаза.</text:p>
      <text:p text:style-name="P50">– Опять я чего-то накосячил! Блядь, как меня это уже заебало! – выругался я в сердцах.</text:p>
      <text:p text:style-name="P50">– Что означает «заебало», дядя? – спросил меня тоненький голосок.</text:p>
      <text:p text:style-name="P50">– Уело. Достало. Надоело в высшей степени. – по инерции ответил я. После чего открыл глаза.</text:p>
      <text:p text:style-name="P50">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0">– Кхм!</text:p>
      <text:p text:style-name="P50">Я опустил глаза.</text:p>
      <text:p text:style-name="P50">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0">«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0">– Эм-м-м… Как тебя зовут, малыш?</text:p>
      <text:p text:style-name="P50">– Агамемнон. – важно ответила кроха. – И я не малыш! Я — древнейший дракон из живущих! Торч ещё из яйца не вылупился, когда я уже обрёл мудрость.</text:p>
      <text:p text:style-name="P50">Я смерил дракончика взглядом и снисходительно улыбнулся.</text:p>
      <text:p text:style-name="P50">– Мой сон! – насупился дракончик. – Как хочу, так и снюсь!</text:p>
      <text:p text:style-name="P50">Я начал догадываться.</text:p>
      <text:p text:style-name="P50">– Так это я в твоём сне? Наверное, это ты спишь в той пещере? Ну, знаешь, под заброшенными шахтами с вагонетками? Я, кажись, в неё влетел.</text:p>
      <text:p text:style-name="P50">–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0">Я смутился.</text:p>
      <text:p text:style-name="P50">–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0">Дракончик почесал лопаткой гребень на голове и ответил:</text:p>
      <text:p text:style-name="P50">–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50">– Что за «Чёрный Экран»? – продолжил интересоваться я.</text:p>
      <text:p text:style-name="P50">Дракончик насупился.</text:p>
      <text:p text:style-name="P50">–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0">Я хлопнул себя ладонью по лбу.</text:p>
      <text:p text:style-name="P50">– Ой, извини! Я — Анонимус. Прилетел из далёких краёв по приглашению принцессы Селестии.</text:p>
      <text:p text:style-name="P50"><text:soft-page-break/>Кроха насупилась ещё больше.</text:p>
      <text:p text:style-name="P50">–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0">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0">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0">А прямо подо мной, на отроге скалы, раскинулся Кантерлот…</text:p>
      <text:p text:style-name="P50">–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50">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0">–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3">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0">– <text:span text:style-name="T29">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0">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0">Я закрыл лицо руками и<text:span text:style-name="T72"> </text:span>выбрал единственный способ выиграть несколько секунд жизни — спрыгнул со скалы вниз, к Кантерлоту.</text:p>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0">Чуть раздвинув пальцы, я взглянул на обстановку — и тут же снова сжал их что есть мочи. Надо мной стояла разъярённая Луна.</text:p>
      <text:p text:style-name="P50">–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50">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0">–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0">Постояв ещё немного и не добившись от меня ни звука, Луна вздохнула.</text:p>
      <text:p text:style-name="P50"><text:soft-page-break/>– Следуй за мной, примат! Нам нужно вернуть тебя Сестре.</text:p>
      <text:p text:style-name="P50"/>
      <text:h text:style-name="Heading_20_2" text:outline-level="2">5.5 Желание</text:h>
      <text:p text:style-name="P51"/>
      <text:p text:style-name="P50">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50">– Он что-то говорил про Чёрный Экран. Про то, что Откровение пожирает пони. А потом захотел меня сжечь. К счастью, вовремя подоспела Луна.</text:p>
      <text:p text:style-name="P50">Селестия смущённо отвернулась, прижав уши к голове.</text:p>
      <text:p text:style-name="P50">–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50">–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50">Аликорница мягко рассмеялась. Я пожал плечами.</text:p>
      <text:p text:style-name="P50">–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50">Селестия вздохнула.</text:p>
      <text:p text:style-name="P50">–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50">Аликорница с печалью отвернулась. Она лежала вполоборота ко мне, чуть отстранив хвост, и я почувствовал возвращение вчерашней проблемы.</text:p>
      <text:p text:style-name="P50">Нет! Только не это!!! Я отвёл глаза и стал вспоминать в уме таблицу умножения.</text:p>
      <text:p text:style-name="P50">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50">–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50">Жжение в паху усиливалось. Я заёрзал на месте, стараясь скрыть постыдный аспект. Селестия с удивлением взглянула на меня.</text:p>
      <text:p text:style-name="P50">– Анонимус, …?</text:p>
      <text:p text:style-name="P50">Я стремительно сунул голову в пруд. Мне казалось, вода сейчас закипит от моих пылающих ушей.</text:p>
      <text:p text:style-name="P50">Блядь! Мы так не договаривались! Какого хера? Что ли попросить её вернуть моё привычное физическое состояние?</text:p>
      <text:p text:style-name="P50">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50">Я высунул голову из воды, отфыркиваясь по-собачьи. О-о-о-о-о! Так намного лучше!</text:p>
      <text:p text:style-name="P50"><text:soft-page-break/>– Анонимус, с тобой всё в порядке? – обеспокоенно спросила Селестия. – Ты выглядишь несколько… возбуждённым?</text:p>
      <text:p text:style-name="P50">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50">–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50">–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50">–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50">Я фейспалмнул.</text:p>
      <text:p text:style-name="P50">– Забудь, принцесса. Просто забудь. Это была неудачная шутка.</text:p>
      <text:p text:style-name="P50">Аликорница взглянула на меня с нечитаемым выражением на морде и поднялась.</text:p>
      <text:p text:style-name="P50">–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0"/>
      <text:p text:style-name="P51">***</text:p>
      <text:p text:style-name="P30"/>
      <text:p text:style-name="P50">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50">–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Селестия вздохнула.</text:p>
      <text:p text:style-name="P50">–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Я настороженно посмотрел на аликорницу.</text:p>
      <text:p text:style-name="P50"><text:soft-page-break/>–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машинально ковыряя копытом ямку под валуном.</text:p>
      <text:p text:style-name="P50">–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Он, вроде, не моложе вас. Тем-не-менее, он определённо «подъезжал» к Луне тогда, в развалинах.</text:p>
      <text:p text:style-name="P50">Селестия саркастически фыркнула.</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 и вернула её на место.</text:p>
      <text:p text:style-name="P50">–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50">Аликорница подпрыгнула и, взбрыкнув, начала кружиться в обратную сторону.</text:p>
      <text:p text:style-name="P50">Это было до того забавно, что я неприлично заржал.</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
      <text:p text:style-name="P50">–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50">– Да ладно! Мне это ничего не стоило.</text:p>
      <text:p text:style-name="P50">Я вытащил руку из-под накрупника. Селестия прижала уши к голове и с обидой покосилась на меня. </text:p>
      <text:p text:style-name="P50">– Анонимус! Ты убрал муравьёв отнюдь не повсюду! Некоторые участки ты обошёл.</text:p>
      <text:p text:style-name="P50">Я застыл на месте.</text:p>
      <text:p text:style-name="P50">О боги! Неужели она имеет ввиду…?</text:p>
      <text:p text:style-name="P50">– Принцесса… Я старался не наглеть. – пролепетал я чуть живой.</text:p>
      <text:p text:style-name="P50">Селестия глубоко вздохнула и повернула ко мне голову.</text:p>
      <text:p text:style-name="P50">–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50">Я покрылся потом. Аликорница отвернулась от меня и стояла ровно, ожидая от меня действий.</text:p>
      <text:p text:style-name="P50">– Т-ты хочешь, чтобы я…</text:p>
      <text:p text:style-name="P50">– Да! – твёрдо сказала Селестия. – Прогони их и там, куда боишься касаться. Мне нужна твоя помощь.</text:p>
      <text:p text:style-name="P50">М-м-мамочки! Я почуствовал, как краска заливает моё лицо. Селестия, что ты со мной творишь?</text:p>
      <text:p text:style-name="P50"><text:soft-page-break/>Стараясь унять дрожь, я снова просунул руку под накрупник и коснулся святая-святых…</text:p>
      <text:p text:style-name="P50"/>
      <text:p text:style-name="P50">…</text:p>
      <text:p text:style-name="P50"/>
      <text:p text:style-name="P50">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50">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Онанируй, Анонимус, и будет тебе счастье!!!</text:p>
      <text:p text:style-name="P50">–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50">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50">Принцесса уже скрылась за густым можжевельником, когда мне пришла в голову мысль, заставившая меня ожесточённо чесать затылок.</text:p>
      <text:p text:style-name="P50">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50"/>
      <text:h text:style-name="P146" text:outline-level="2">6. Стыд</text:h>
      <text:p text:style-name="P50">&lt;<text:span text:style-name="T85">Mylene Farmer — L`Ame-Stram-Gram</text:span>&gt;</text:p>
      <text:p text:style-name="P60">~~~ Завтра на семь в библиотеке ~~~</text:p>
      <text:p text:style-name="P60"/>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text:soft-page-break/>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похлопал её по холке.</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text:soft-page-break/>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text:soft-page-break/>–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2">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2">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2">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text:soft-page-break/>–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7">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text:soft-page-break/>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3">&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oft-page-break/><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0">“<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text:soft-page-break/></text:p>
      <text:h text:style-name="Heading_20_2" text:outline-level="2"><text:span text:style-name="T1">8</text:span>. (40*<text:span text:style-name="T11">ctg(Pi/4)-6)/(ln(e)-sin(0))</text:span></text:h>
      <text:p text:style-name="P82">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0">…</text:p>
      <text:p text:style-name="P40"/>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text:span><text:soft-page-break/><text:span text:style-name="T42">зале или уйти через портик на крыше</text:span><text:span text:style-name="T59"> </text:span><text:span text:style-name="T42">—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50">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text:soft-page-break/>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text:soft-page-break/>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1">–</text:span> А водку у вас принято пить?</text:p>
      <text:p text:style-name="P38"><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0">–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1">***</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5"><text:span text:style-name="T47">– </text:span>“<text:span text:style-name="T1">Что я могу сделать, чтобы вернуть всё назад?</text:span>”</text:p>
      <text:p text:style-name="P15"><text:span text:style-name="T47">–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3">Что бы это значило, Флер?</text:span></text:p>
      <text:p text:style-name="P15"><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0">– Ну ок. Тогда она обрадуется следующей новости: я ухожу.</text:p>
      <text:p text:style-name="P40"><text:soft-page-break/>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0"/>
      <text:p text:style-name="P1"><text:span text:style-name="T43">&lt;</text:span><text:span text:style-name="T64">Mark Knopfler - </text:span><text:span text:style-name="T63">Hill Farmer's Blues</text:span><text:span text:style-name="T43">&gt;</text:span></text:p>
      <text:p text:style-name="P42">***</text:p>
      <text:p text:style-name="P40"/>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2">мино</text:span>тавра?</text:p>
      <text:p text:style-name="P60">– <text:s/>Тебя забрать я ему не дам. А в дядю не тыкай копытом, это невежливо! Спи уже, моя маленькая!</text:p>
      <text:p text:style-name="P60"><text:soft-page-break/>– Поцелуй меня на ночь, мам!</text:p>
      <text:p text:style-name="P60">– Конечно, моя хорошая...</text:p>
      <text:p text:style-name="P60"/>
      <text:p text:style-name="P40">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3">&lt;https://www.youtube.com/watch?v=Py9SDdYGFrQ&gt;</text:p>
      <text:h text:style-name="Heading_20_2" text:outline-level="2">10. Понивилль</text:h>
      <text:p text:style-name="P40"/>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text:soft-page-break/>–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дож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8">“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1">***</text:p>
      <text:p text:style-name="P40"/>
      <text:p text:style-name="P134"><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9">&lt;Seal — Amazing <text:span text:style-name="T1">(T</text:span><text:span text:style-name="T11">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6">d.notive — Talking Flight</text:span>&gt;</text:p>
      <text:p text:style-name="P60">Дата: 12.04.1003 А.С.</text:p>
      <text:p text:style-name="P60">Эксперимент: заклинание Воплощения Индрэ</text:p>
      <text:p text:style-name="P60">Испытуемая: Рэрити</text:p>
      <text:p text:style-name="P60"><text:soft-page-break/>Синопсис: запись сна со слов испытуемой</text:p>
      <text:p text:style-name="P60">Замечания: замечаний нет</text:p>
      <text:p text:style-name="P60"/>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6">чёрный экран?</text:span></text:p>
      <text:p text:style-name="P48"/>
      <text:p text:style-name="P51">***</text:p>
      <text:p text:style-name="P50"/>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text:soft-page-break/>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1.5 Знакомство с Дэш</text:h>
      <text:h text:style-name="Heading_20_2" text:outline-level="2"/>
      <text:p text:style-name="P55">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5">Обмакнув перо в чернила, я вернулся к письму.</text:p>
      <text:p text:style-name="P60"/>
      <text:p text:style-name="P60">Привет, Сел (несмотря ни на что, мне всё же хочется называть тебя так).</text:p>
      <text:p text:style-name="P60">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50"/>
      <text:p text:style-name="P50">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60">К сожалению, Луна запретила Твайлайт дальнейшие эксперименты в этой сфере, что создало юридическую преграду для исследований.</text:p>
      <text:p text:style-name="P50"/>
      <text:p text:style-name="P50">…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50"/>
      <text:p text:style-name="P60"><text:soft-page-break/>Кроме того, Твайлайт сожгла кучу оборудования, что обусловило невозможность дальнейших исследований физически.</text:p>
      <text:p text:style-name="P60"/>
      <text:p text:style-name="P50">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50">Ась? Секунду назад там никого не было!</text:p>
      <text:p text:style-name="P50">Я моргнул, но пегаска не исчезла.</text:p>
      <text:p text:style-name="P50">–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50">Лёгкой хрипотцой и короткой стрижкой пегаска напоминала мальчишку.</text:p>
      <text:p text:style-name="P50">– А что такого с твоим домом? – поинтересовался я.</text:p>
      <text:p text:style-name="P50">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50">– Он опускается. – нехотя ответила пегаска и спрыгнула с подоконника. – Ещё пару месяцев — и я буду жить на земле, как какая-нибудь земнопони!</text:p>
      <text:p text:style-name="P50">Пегаска подошла к столу, встала на задние ноги и положила передние на столешницу.</text:p>
      <text:p text:style-name="P50">– Рэйнбоу Дэш! – отрекомендовалась пегаска. – А ты Анон, верно?</text:p>
      <text:p text:style-name="P50">Пегаска протянула мне копыто.</text:p>
      <text:p text:style-name="P50">Я уже протянул было руку, но тут увидел нечто, после чего мне на глаза медленно опустилась красная пелена.</text:p>
      <text:p text:style-name="P50">Бля-а-а!</text:p>
      <text:p text:style-name="P50">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50">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50">– Так это… Я могу чем-нибудь помочь?</text:p>
      <text:p text:style-name="P50">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50">– Можешь! – наконец придумал ответ я. – Надо принести кое-чего.</text:p>
      <text:p text:style-name="P50">–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50">– Не, так далеко не надо. – остановил я её с ухмылкой. – Сгоняй-ка за пивом. У меня как раз закончилось.</text:p>
      <text:p text:style-name="P50">Пегаска застыла на месте, не веря услышанному.</text:p>
      <text:p text:style-name="P50">–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50">Пегаска крутанулась на месте и молнией вылетела из комнаты — аж окно хлопнуло.</text:p>
      <text:p text:style-name="P50">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50"><text:soft-page-break/></text:p>
      <text:p text:style-name="P60">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50">БАЦ!</text:p>
      <text:p text:style-name="P50">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50">– Вот тебе твоё пиво, Анон! В жизни меня так не унижали!</text:p>
      <text:p text:style-name="P50">Пегаска смотрела на меня с вызовом и осуждением.</text:p>
      <text:p text:style-name="P50">– Извини, если пиво не той марки, но ты не удосужился назвать мне свою любимую! – съязвила пегаска.</text:p>
      <text:p text:style-name="P50">Я набрал воздуха в грудь побольше, чтобы взорваться гневной отповедью, но, неожиданно для себя рассмеялся.</text:p>
      <text:p text:style-name="P50">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50">Смех рвался наружу мощым потоком, я просто ухахатывался, упав на стол.</text:p>
      <text:p text:style-name="P50">– Странный ты какой-то! – заявила пегаска, озадаченно потирая затылок. – Сначала даёшь дурацкие задания, а потом сам же с них смеёшься.</text:p>
      <text:p text:style-name="P50">Дэш сложила передние ноги на груди и продолжила.</text:p>
      <text:p text:style-name="P50">–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50">Я отсмеялся, наклонился через стол и потрепал пегаску по голове. Та в ответ довольно прядала ушами.</text:p>
      <text:p text:style-name="P50">–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50">–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50">…</text:p>
      <text:p text:style-name="P50">А ведь пегаска говорит дело! Из того, что я помню, эта зебра-шаманка иногда даже выручала Твайлайт. Визит к ней будет совсем не лишним.</text:p>
      <text:p text:style-name="P50">– Ты права. Буду тебе признателен, если покажешь мне завтра утром, где живёт Зекора.</text:p>
      <text:p text:style-name="P50">Пегаска отрицательно помотала головой.</text:p>
      <text:p text:style-name="P50">–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50">Вот чёрт! Сон на сегодня отменяется. Я спрятал письмо в стол, накинул на плечи куртку и пошёл к выходу.</text:p>
      <text:p text:style-name="P50">Пегаска по-прежнему стояла у стола, делая вид, что её это не касается.</text:p>
      <text:p text:style-name="P50">– Эмм. Так мы идём к Зекоре, или нет? Я думал, ты хотела помочь.</text:p>
      <text:p text:style-name="P50"><text:soft-page-break/>Пегаска скорчила недовольную мордочку.</text:p>
      <text:p text:style-name="P50">– Вы, человеки, все такие неклёвые?</text:p>
      <text:p text:style-name="P50">– ?</text:p>
      <text:p text:style-name="P50">Пегаска принялась загибать копыта.</text:p>
      <text:p text:style-name="P50">– Я тебе принесла пиво — это раз! Подала идею с Зекорой — это два! А где моё вознаграждение???</text:p>
      <text:p text:style-name="P50">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50">– Сколько ты хочешь за помощь? – спросил я ровным голосом и звякнул монетами.</text:p>
      <text:p text:style-name="P50">Пегаска скривила губы и отодвинула от себя мешочек.</text:p>
      <text:p text:style-name="P50">– Какой ты глупый! А ещё из Кантерлота! Мне не нужны твои серебряшки!</text:p>
      <text:p text:style-name="P50">– Чего же ты хочешь? Золотяшек? – саркастически спросил я.</text:p>
      <text:p text:style-name="P50">Пегаска уселась вплотную ко мне и поддела головой мою руку.</text:p>
      <text:p text:style-name="P50">– Почесушек! И не говори, что не умеешь! Ты только что делал это совершенно бесплатно!</text:p>
      <text:p text:style-name="P50">Тепло разлилось по груди мягкой волной.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50">– Да. Да. Так. Гы. Ещё. Вот так. Кру-у-у-то-о-о!</text:p>
      <text:p text:style-name="P50">Я присел рядом и стал чесать пегаску обоими руками. Та замерла от удовольствия.</text:p>
      <text:p text:style-name="P40"/>
      <text:p text:style-name="P40"/>
      <text:p text:style-name="P50"><text:span text:style-name="T11">&lt;в </text:span>награду пегаска требует почесать её ещё. Анон чухает голову и переходит на спину. Пегаска жмурится от удовольствия<text:span text:style-name="T11">&gt;</text:span></text:p>
      <text:p text:style-name="P50"/>
      <text:p text:style-name="P50">– Ага. – подтвердил я. – Так это ты сожгла воздушный шар Твайлайт?</text:p>
      <text:p text:style-name="P60"/>
      <text:p text:style-name="P60"/>
      <text:p text:style-name="P60"/>
      <text:p text:style-name="P27">&lt;Глава в Понивилле — знакомство с Дэш. Анон чухает пегаску по холке и хлопает по крупу. Она говорит ему, что не любит ждать&gt;</text:p>
      <text:p text:style-name="P95">… нам необходим некоторый список оборудования.</text:p>
      <text:p text:style-name="P95"/>
      <text:p text:style-name="P95">&lt;Так это ты соревновалась со Спайком по силе отрыжки?&gt;</text:p>
      <text:p text:style-name="Text_20_body"/>
      <text:h text:style-name="Heading_20_2" text:outline-level="2">12. День сурка</text:h>
      <text:p text:style-name="P15">&lt;<text:span text:style-name="T5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text:soft-page-break/>–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2">—</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text:span><text:soft-page-break/><text:span text:style-name="T1">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text:soft-page-break/></text:p>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50"><text:span text:style-name="T11">– Если </text:span>только <text:span text:style-name="T11">их правильно вызывают. – </text:span>пробурчал Спайк, возвращаясь в корзинку.</text:p>
      <text:p text:style-name="P38"><text:span text:style-name="T11">–</text:span> <text:span text:style-name="T1">Эмм. </text:span>Что он имел ввиду?</text:p>
      <text:p text:style-name="P38"><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6"> </text:span><text:span text:style-name="T10">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8"><text:span text:style-name="T11">– </text:span><text:span text:style-name="T1">Да, завершилось всё препаршиво. Принцесса Луна сказала, лучше бы её обратно на Луну закинули.</text:span></text:p>
      <text:p text:style-name="P38"><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11">– </text:span><text:span text:style-name="T1">Хм. Нет.</text:span></text:p>
      <text:p text:style-name="P38"><text:span text:style-name="T11">– </text:span><text:span text:style-name="T1">А друзья?</text:span></text:p>
      <text:p text:style-name="P38"><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3">.</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29">Чужестранец-примат разбил сердце нашей обожаемой Селестии! Двор в отчаянии </text:span><text:span text:style-name="T14">—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text:soft-page-break/>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7">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7">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oft-page-break/><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1">– </text:span>Вы, наверное, ждёте кого-то?</text:p>
      <text:p text:style-name="P52"><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6"/>
      <text:p text:style-name="P46"/>
      <text:p text:style-name="P52">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text:soft-page-break/>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1">– У </text:span>тебя такая смешная мордочка! <text:span text:style-name="T11">– </text:span>захихикали Пинки, покачиваясь. <text:span text:style-name="T11">– </text:span>Как будто ты <text:span text:style-name="T67">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5">— </text:span><text:span text:style-name="T67">эт правда?</text:span></text:p>
      <text:p text:style-name="P50"><text:span text:style-name="T15">– </text:span><text:span text:style-name="T67">Какая из? Их много, вообще-то. Ик!</text:span></text:p>
      <text:p text:style-name="P50"><text:span text:style-name="T15">– </text:span><text:span text:style-name="T67">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7">Макс, </text:span><text:span text:style-name="T15">– </text:span><text:span text:style-name="T67">захихикала Пинки, взъерошив копытами розовые кудряшки и попытавшись соорудить из них бороду, </text:span><text:span text:style-name="T15">–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15">–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7">Ты что-о-о! Нельзя любить фаэри! Она похитит твоё сердце, и ты будешь искать её, пока не... </text:span><text:span text:style-name="T15">– </text:span><text:span text:style-name="T67">Пинки погрузилась в так и не съеденный салат «по-Кантерлотски» и захрапела.</text:span></text:p>
      <text:p text:style-name="P50"><text:span text:style-name="T15">– </text:span><text:span text:style-name="T67">Пока не умру?</text:span></text:p>
      <text:p text:style-name="P50"><text:span text:style-name="T15">– </text:span><text:span text:style-name="T67">Нет, глупенький, </text:span><text:span text:style-name="T15">– </text:span><text:span text:style-name="T67">пробулькала Пинки из миски. </text:span><text:span text:style-name="T15">– </text:span><text:span text:style-name="T67">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Кобылка-пилот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pan text:style-name="T11">– </text:span>И что? Я всё равно не пойму, куда пони деваются? И куда пропала Скуталу?</text:p>
      <text:p text:style-name="P5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тпечатка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text:p>
      <text:p text:style-name="P62">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2">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text:soft-page-break/>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9">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85">ZZ Top – Gimme all your lovin</text:p>
      <text:p text:style-name="P85">Mothley Crue – Kick Start My Heart</text:p>
      <text:p text:style-name="P53"><text:span text:style-name="T11">–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1">–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3"><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text:soft-page-break/></text:p>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1">– </text:span>Это неправильно! <text:span text:style-name="T11">– </text:span>заявила Рэйнбоу Дэш, отвернувшись от окна.</text:p>
      <text:p text:style-name="P5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3"><text:span text:style-name="T11">– </text:span>Да я не про то! <text:span text:style-name="T11">– </text:span>отмахнулась пегаска. <text:span text:style-name="T11">– </text:span>Посмотри на поле.</text:p>
      <text:p text:style-name="P53"><text:span text:style-name="T11">– </text:span>И что? Поле как поле.</text:p>
      <text:p text:style-name="P53"><text:span text:style-name="T11">– </text:span>Оно не убрано. <text:span text:style-name="T11">– </text:span>мрачно ответила пегаска. <text:span text:style-name="T11">–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1">– </text:span>У самого посёлка поля убраны. Наверняка дойдёт дело и до остальных.</text:p>
      <text:p text:style-name="P53"><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1">– </text:span>Спасибо, но от пинкиных плюшек у меня фланки округляются.</text:p>
      <text:p text:style-name="P53"><text:span text:style-name="T11">– </text:span>Да ладно тебе, Рэйнбоу Дэш! От одной не округлятся.</text:p>
      <text:p text:style-name="P53"><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1"> </text:span>Как будто…</text:p>
      <text:p text:style-name="P53"><text:span text:style-name="T11">–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1">–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1">– </text:span>Леди и джентльпони! Просьба не паниковать! Поезд дальше не идёт: впереди провал! <text:span text:style-name="T11">– </text:span>крикнул проводник.</text:p>
      <text:p text:style-name="P53"><text:soft-page-break/><text:span text:style-name="T11">– </text:span>Какой ещё, в дышло, провал? Я проезжал тут два дня назад!</text:p>
      <text:p text:style-name="P53"><text:span text:style-name="T11">– </text:span>Безобразие! Верните мне деньги за билет!</text:p>
      <text:p text:style-name="P53"><text:span text:style-name="T11">– </text:span>Как вы смеете! Я опоздаю в порт! <text:s/><text:span text:style-name="T11">–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1">– </text:span>Дэш, нам надо на ту сторону.</text:p>
      <text:p text:style-name="P53"><text:span text:style-name="T11">– </text:span>Нет проблем. Я могу тебя перенести.</text:p>
      <text:p text:style-name="P53">Я с сомнением посмотрел на пегаску. Дэш в холке была мне по пояс.</text:p>
      <text:p text:style-name="P53"><text:span text:style-name="T11">–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3">Мля.</text:p>
      <text:p text:style-name="P5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 Ёбаная Селестия!</text:p>
      <text:p text:style-name="P5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1">–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oft-page-break/><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3"><text:span text:style-name="T11">– </text:span>Удостоверение личности предъявлять? <text:span text:style-name="T11">– </text:span>осведомился я.</text:p>
      <text:p text:style-name="P5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3">Дэш, ни слова не говоря, прислонила ухо к двери.</text:p>
      <text:p text:style-name="P53"><text:span text:style-name="T11">– </text:span>Будешь смеяться, но именно этим он и занят. Вызывает полицию по телефону. <text:span text:style-name="T11">– </text:span>сообщила пегаска.</text:p>
      <text:p text:style-name="P53"><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1">– </text:span>Сколько у нас времени?</text:p>
      <text:p text:style-name="P53">Дэш почесала в затылке.</text:p>
      <text:p text:style-name="P53"><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1">–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text:soft-page-break/>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3">Снаружи послышался вой сирены и цокот множества копыт.</text:p>
      <text:p text:style-name="P5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1">– </text:span>Это твои двадцать минут? <text:span text:style-name="T11">– </text:span>возмутился я. <text:span text:style-name="T11">– </text:span>Да ещё и десяти не прошло!</text:p>
      <text:p text:style-name="P53">Дэш вымучено скривилась.</text:p>
      <text:p text:style-name="P53"><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3">Я разбил топором стеклянные дверцы прибора и вытащил рубины.</text:p>
      <text:p text:style-name="P53"><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1">– </text:span>Ну уж фигушки. Я тебя тут не оставлю.</text:p>
      <text:p text:style-name="P5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1">– Н</text:span>е тупи! <text:span text:style-name="T11">– </text:span>упрямо мотнула головой пегаска. <text:span text:style-name="T11">–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1">– </text:span>Быстро за мной! <text:span text:style-name="T11">–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1">– Ю-</text:span>хууу<text:span text:style-name="T11">!!!</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1">–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1">– </text:span>Макс, подвинься!</text:p>
      <text:p text:style-name="P53">Пегаска оттеснила меня крупом и повернулась к двери задом.</text:p>
      <text:p text:style-name="P53"><text:span text:style-name="T11">– </text:span>Ю-хууу!</text:p>
      <text:p text:style-name="P53">БАБАХ!!!</text:p>
      <text:p text:style-name="P53"><text:soft-page-break/>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1">– </text:span>Ты чего на меня так уставился? <text:span text:style-name="T11">– </text:span>подозрительно спросила пегаска.</text:p>
      <text:p text:style-name="P53"><text:span text:style-name="T11">– </text:span>Да так… Не ожидал, что ты такая…</text:p>
      <text:p text:style-name="P5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1">– </text:span>Ты! Не! По! Нял! Те! Бе! Не! Льзя! Тут! Ос! Та! ВАТЬСЯ!!! <text:span text:style-name="T11">–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1">–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1">–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text:soft-page-break/>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1">–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1">–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1">– </text:span>А это у нас кто? Гмм. Пегаска. Вот так раз! Рэйнбоу Дэш! Какими судьбами?</text:p>
      <text:p text:style-name="P53"><text:span text:style-name="T11">– </text:span>ТРИКСИ! <text:span text:style-name="T11">– <text:s/></text:span>фейсхуфнула Дэш. <text:span text:style-name="T11">– </text:span>Во имя Селестии, ЧТО ты тут делаешь?!!</text:p>
      <text:p text:style-name="P5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3"><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1">– </text:span>Ей ведь нельзя рассказывать, да?</text:p>
      <text:p text:style-name="P53"><text:span text:style-name="T11">– </text:span>Нельзя. <text:span text:style-name="T11">– </text:span>подтвердил я. <text:span text:style-name="T11">–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1">– </text:span>ОГО!</text:p>
      <text:p text:style-name="P53">Единорожка аж уселась на крыльцо от удивления.</text:p>
      <text:p text:style-name="P53"><text:span text:style-name="T11">–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text:soft-page-break/>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1">– </text:span>Мы приняли решение не выдавать вас полиции в обмен на то, что вы расскажете нам о вашей секретной миссии!</text:p>
      <text:p text:style-name="P53"><text:span text:style-name="T11">– </text:span>Не пойдёт! <text:span text:style-name="T11">– </text:span>заявил я. <text:span text:style-name="T11">– </text:span>Я уже сказал, что это тайна. Мне добавить нечего.</text:p>
      <text:p text:style-name="P53"><text:span text:style-name="T11">– </text:span>Да неужели? <text:span text:style-name="T11">– </text:span>захлопала ресницами Трикси. <text:span text:style-name="T11">–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3"/>
      <text:p text:style-name="P5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3"><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1">– </text:span>Стой! Что ты там сказала о Селестии?</text:p>
      <text:p text:style-name="P53">Трикси молча левитировала мне газеты с трюмо.</text:p>
      <text:p text:style-name="P53">…</text:p>
      <text:p text:style-name="P53">Фак! Фак-фак-фак!!!</text:p>
      <text:p text:style-name="P53">«<text:span text:style-name="T29">Исчезновение дневной главы диархии: Эквестрия в панике!</text:span>» (статья двухдневной давности).</text:p>
      <text:p text:style-name="P53">«<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3">«<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3"><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8"><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1">–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28">МУ-ХА-ХА!</text:p>
      <text:p text:style-name="P28">Кажется, я знаю, как показать фак провидению! <text:span text:style-name="T11">Show must go on!</text:span></text:p>
      <text:p text:style-name="P53">Я улыбнулся и помахал пегаске рукой, показывая, что в норме. Дэш облегчённо выдохнула.</text:p>
      <text:p text:style-name="P43"><text:soft-page-break/>–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3">Единорожка задумалась и продолжила:</text:p>
      <text:p text:style-name="P4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text:span><text:span text:style-name="T1">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4. <text:span text:style-name="T1">Деградация</text:span></text:h>
      <text:p text:style-name="P43">&lt;<text:span text:style-name="T70">David Bowie - Lets Dance/ Ashes To Ashes</text:span></text:p>
      <text:p text:style-name="P43"><text:span text:style-name="T70">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29">Добро пожаловать в Груммингтон! Вам здесь рады!</text:span></text:p>
      <text:p text:style-name="P53"><text:span text:style-name="T29">Население города </text:span><text:span text:style-name="T71">302 пони</text:span><text:span text:style-name="T29">.</text:span></text:p>
      <text:p text:style-name="P53"><text:span text:style-name="T71">250 пони</text:span><text:span text:style-name="T29">.</text:span></text:p>
      <text:p text:style-name="P53"><text:span text:style-name="T71">125 поней</text:span><text:span text:style-name="T29">.</text:span></text:p>
      <text:p text:style-name="P53"><text:span text:style-name="T29">54 паня.</text:span>»</text:p>
      <text:p text:style-name="P53"/>
      <text:p text:style-name="P53"><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39">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22">Дружба </text:span><text:span text:style-name="T38">—</text:span><text:span text:style-name="T22"> </text:span><text:span text:style-name="T3">э</text:span><text:span text:style-name="T22">то, </text:span><text:span text:style-name="T73">так её </text:span><text:span text:style-name="T3">разэтак</text:span><text:span text:style-name="T73">,</text:span><text:span text:style-name="T22"> магия!</text:span><text:span text:style-name="T59">»</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text:soft-page-break/>–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text:soft-page-break/>–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71">37 пни</text:span></text:p>
      <text:p text:style-name="P71">24пн</text:p>
      <text:p text:style-name="P71">15</text:p>
      <text:p text:style-name="P53"><text:span text:style-name="T29">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29">Добро пожаловать в Груммингтон! Вам здесь рады!</text:span></text:p>
      <text:p text:style-name="P53"><text:span text:style-name="T29">Население города </text:span><text:span text:style-name="T71">302 пони</text:span><text:span text:style-name="T29">.</text:span></text:p>
      <text:p text:style-name="P53"><text:span text:style-name="T71">250 пони</text:span><text:span text:style-name="T29">.</text:span></text:p>
      <text:p text:style-name="P53"><text:span text:style-name="T71">125 поней</text:span><text:span text:style-name="T29">.</text:span></text:p>
      <text:p text:style-name="P53"><text:span text:style-name="T29">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1">&lt;</text:span><text:span text:style-name="T58">Metallica-Enter Sandman</text:span><text:span text:style-name="T11">&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3">&lt;<text:span text:style-name="T57">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text:soft-page-break/>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
      <text:p text:style-name="P55">&lt;<text:span text:style-name="T24">Добавить подбор снаряги. Всю снарягу потом выкинет Дэш</text:span>&gt;</text:p>
      <text:p text:style-name="P55"/>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72">И магазин</text:span>ы вовсе<text:span text:style-name="T72"> не </text:span>бесплатные<text:span text:style-name="T72">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text:soft-page-break/>–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3">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text:soft-page-break/>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3">…</text:p>
      <text:p text:style-name="P53"/>
      <text:p text:style-name="P53">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text:soft-page-break/>–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1">–</text:span> А какой у тебя там был образ жизни?</text:p>
      <text:p text:style-name="P53"><text:span text:style-name="T11">–</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1">–</text:span> Дискордовы яйца! Ты сидел в тюрьме? За что тебя посадили?</text:p>
      <text:p text:style-name="P53"><text:span text:style-name="T11">–</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40">пишешь</text:span><text:span text:style-name="T50">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3"><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text:soft-page-break/></text:p>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4"/>
      <text:p text:style-name="P44">…</text:p>
      <text:p text:style-name="P44">&lt;<text:bookmark text:name="eow-title"/><text:span text:style-name="T63">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text:soft-page-break/>–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2">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ски <text:span text:style-name="T72">любили друг друга! И у них </text:span>был<text:span text:style-name="T72"> </text:span>офигенский <text:span text:style-name="T72">секс! </text:span>И это было круто!<text:span text:style-name="T72">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text:soft-page-break/>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text:span><text:span text:style-name="T24">Макс! Я </text:span><text:span text:style-name="T27">—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oft-page-break/><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oft-page-break/><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 <text:span text:style-name="T1">Дэш… Ты же понимаешь, что я не люблю тебя?</text:span></text:p>
      <text:p text:style-name="P44">–<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oft-page-break/><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7">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44">&lt;<text:span text:style-name="T57">Mothley Crue – Cickstart my heart</text:span>&gt;</text:p>
      <text:p text:style-name="P55">«<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oft-page-break/>«<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ё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text:p>
      <text:p text:style-name="P5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1">– О</text:span>у! <text:span text:style-name="T72">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1">– </text:span>Хрен-то тебе зачем? <text:span text:style-name="T11">– </text:span>с бессильной злостью спросил я. <text:span text:style-name="T11">– </text:span><text:span text:style-name="T72">Т</text:span>ы собираешься устроить филиал порнхаба для пони-извращенцев?</text:p>
      <text:p text:style-name="P5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1">– </text:span>А если попроще?</text:p>
      <text:p text:style-name="P5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55"/>
      <text:p text:style-name="P45">***</text:p>
      <text:p text:style-name="P45"/>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М</text:span>акс? <text:span text:style-name="T11">– </text:span>пегаска заметила, что я открыл глаза. <text:span text:style-name="T11">– </text:span>Ты в порядке?</text:p>
      <text:p text:style-name="P55">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1">–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text:soft-page-break/>Во втором случае вероятность возникновения крупной энергомагической вспышки я оцениваю как один к трём.</text:p>
      <text:p text:style-name="P55"><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5"><text:span text:style-name="T11">– </text:span>Ась?</text:p>
      <text:p text:style-name="P55"><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ещё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9"/>
      <text:p text:style-name="P55"><text:soft-page-break/>…</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text:span>Макс. Ты сейчас правильный, или нет?</text:p>
      <text:p text:style-name="P55"><text:span text:style-name="T11">– </text:span>Макс,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в лавку к Кейкам за выпечкой! Нам всем нужно успокоиться.</text:p>
      <text:p text:style-name="P55"><text:span text:style-name="T11">–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всё просчитано. Я уверена, я подчёркиваю, абсолютно уверена в безопасности эксперимента!</text:p>
      <text:p text:style-name="P55"><text:span text:style-name="T11">– </text:span>Ой, чего-то мне нехорошо становится, когда ты так говоришь...</text:p>
      <text:p text:style-name="P55"><text:span text:style-name="T11">–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44">&lt;<text:span text:style-name="T57">Mission Impossible theme</text:span>&gt;</text:p>
      <text:p text:style-name="P55"><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72"> </text:span>покои Луны<text:span text:style-name="T72"> </text:span>через открытые балконные двери<text:span text:style-name="T72">.</text:span></text:p>
      <text:p text:style-name="P55">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1">–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1">–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1">– </text:span>Сожалеем, что не можем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1">–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1">– </text:span>Кимеринн погиб, чтобы ты жил.</text:p>
      <text:p text:style-name="P55">Шаг назад.</text:p>
      <text:p text:style-name="P55"><text:span text:style-name="T11">– </text:span>Сел осталась без магии и развоплотилась из-за тебя.</text:p>
      <text:p text:style-name="P55">Шаг назад.</text:p>
      <text:p text:style-name="P55"><text:span text:style-name="T11">– </text:span>Столько надежд впустую. И, как финальная насмешка, ты увидишь гибель всего, что Нам дорого?!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4"/>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2">её </text:span>расплываются. Она исчезает, не дойдя до экрана.</text:p>
      <text:p text:style-name="P69"><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1">– </text:span>Как тебя зовут, малышка? Я постараюсь найти тебя. Может быть, ещё не поздно.</text:p>
      <text:p text:style-name="P55">Пегаска приветственно машет копытом.</text:p>
      <text:p text:style-name="P29"><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1">– </text:span>Ну что? Увидел что-нибудь, сахарок?</text:p>
      <text:p text:style-name="P55">Пони уставились на меня с надеждой.</text:p>
      <text:p text:style-name="P55"><text:span text:style-name="T11">– </text:span>Да.</text:p>
      <text:p text:style-name="P55">Откровение давило на психику как тонна кирпичей. Я не знал, что им сказать. Я не мог.</text:p>
      <text:p text:style-name="P55"><text:span text:style-name="T11">– П</text:span>ревосходно!</text:p>
      <text:p text:style-name="P55"><text:span text:style-name="T11">– </text:span>Это просто супер-дупер-здоровски-потрясно!</text:p>
      <text:p text:style-name="P55"><text:soft-page-break/><text:span text:style-name="T11">– </text:span>Йей!</text:p>
      <text:p text:style-name="P55"><text:span text:style-name="T11">– </text:span>Ю-ху!</text:p>
      <text:p text:style-name="P55"><text:span text:style-name="T11">– О</text:span>фигенно! Мы победили! Макс, ты молодец!</text:p>
      <text:p text:style-name="P55"><text:span text:style-name="T11">– </text:span>Замечательно! Секундочку, я приготовлю дневник…</text:p>
      <text:p text:style-name="P55">Восторг пони постепенно сменился ожиданием. Я молчал.</text:p>
      <text:p text:style-name="P55"><text:span text:style-name="T11">– </text:span>Э-м-м? И что же ты увидел? <text:span text:style-name="T11">– </text:span>не выдержала Твайлайт.</text:p>
      <text:p text:style-name="P55"><text:span text:style-name="T11">– </text:span>Я… не могу сказать.</text:p>
      <text:p text:style-name="P55">Ожидание сменилось недоумением. Рэйнбоу Дэш насмешливо скривила губы.</text:p>
      <text:p text:style-name="P55"><text:span text:style-name="T11">– </text:span>Да ладно! Кончай прикалываться, мы же ждём! Шутка зачлась!</text:p>
      <text:p text:style-name="P55"><text:span text:style-name="T11">– </text:span>Не могу!!!</text:p>
      <text:p text:style-name="P55"/>
      <text:p text:style-name="P55">…</text:p>
      <text:p text:style-name="P55"/>
      <text:p text:style-name="P55">Молчание прервала Эпплджек.</text:p>
      <text:p text:style-name="P55"><text:span text:style-name="T11">– </text:span>Сахарок, с тобой всё в порядке?</text:p>
      <text:p text:style-name="P55">Дэш подошла ко мне вплотную, обняла мою голову и прижалась нос к носу.</text:p>
      <text:p text:style-name="P55"><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5">Я высвободился из объятий пегаски.</text:p>
      <text:p text:style-name="P5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1">– </text:span>Конски яблоки! Вот это поворот! А мне так хотелось узнать, что за нечисть тут орудует!</text:p>
      <text:p text:style-name="P55"><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1">– </text:span>Рэр, отвали!</text:p>
      <text:p text:style-name="P55"><text:span text:style-name="T11">– </text:span>Оу, какие страсти! Ладно-ладно, не сердись, дорогая, не мешаю!</text:p>
      <text:p text:style-name="P55"><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1">– </text:span>Стойте!</text:p>
      <text:p text:style-name="P5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5"><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5"><text:soft-page-break/>…</text:p>
      <text:p text:style-name="P55">«<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5">…</text:p>
      <text:p text:style-name="P55"><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5">Пегаска сжала голову копытами.</text:p>
      <text:p text:style-name="P55"><text:span text:style-name="T11">–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5"><text:span text:style-name="T11">– </text:span><text:span text:style-name="T72">Допустим, кот бессмертен. Также допустим, что кот з</text:span>аколдован<text:span text:style-name="T72"> </text:span>отложенным <text:span text:style-name="T72">заклятие</text:span>м<text:span text:style-name="T72"> Стирания, которое сработает, если кто-то откроет ящик</text:span>. <text:span text:style-name="T72">То есть, п</text:span>ри открытии<text:span text:style-name="T72"> ящик</text:span>а<text:span text:style-name="T72"> кот исчезнет из </text:span>бытия<text:span text:style-name="T72"> </text:span>— его нет, и никогда не было.</text:p>
      <text:p text:style-name="P55"><text:span text:style-name="T11">– </text:span>Бедный котик. <text:span text:style-name="T11">– </text:span>прошептала Флаттершай.</text:p>
      <text:p text:style-name="P55">Я насторожился, услышав знакомое заклинание.</text:p>
      <text:p text:style-name="P55"><text:span text:style-name="T11">– </text:span>Стой! Откуда тебе известно про заклинание Стирания?</text:p>
      <text:p text:style-name="P5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5"><text:span text:style-name="T11">– </text:span>Гм. Ну ладно, продолжай.</text:p>
      <text:p text:style-name="P55"><text:span text:style-name="T11">– </text:span>Так вот, по условию эксперимента известно, что вероятность того, что кто-то откроет ящик, ненулевая.</text:p>
      <text:p text:style-name="P55"><text:span text:style-name="T11">– </text:span>И что это означает, дорогая? <text:span text:style-name="T11">– </text:span>спросила Рэрити.</text:p>
      <text:p text:style-name="P55"><text:span text:style-name="T11">– </text:span>Это значит, что кто-нибудь когда-нибудь обязательно откроет его.</text:p>
      <text:p text:style-name="P55"><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1">–</text:span> То есть, ты хочешь сказать, что мы все — навроде этого кота, а Макс боится открыть ящик? Чтоб мы не исчезли окончательно?</text:p>
      <text:p text:style-name="P55"><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5"><text:soft-page-break/>Я поднял руку, прося слово. Пони обернулись на меня и затихли.</text:p>
      <text:p text:style-name="P55"><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1">– </text:span>Лягать! <text:span text:style-name="T11">– </text:span>выругалась Дэш. <text:span text:style-name="T11">– </text:span>Значит, наши усилия по доставке резонаторов пошли лесом.</text:p>
      <text:p text:style-name="P55"><text:span text:style-name="T11">–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1">– </text:span>Тихо! Спайк, будь добр, сбегай к Кейкам за выпечкой. Нам надо успокоиться. Макс, хоть про Селестию ты нам можешь рассказать?</text:p>
      <text:p text:style-name="P5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5"><text:span text:style-name="T11">– А </text:span>как ты узнал… <text:span text:style-name="T11">– </text:span>начала было единорожка, но её перебил напряжённый голос Спайка.</text:p>
      <text:p text:style-name="P55"><text:span text:style-name="T11">– </text:span>Твай! <text:span text:style-name="T11">– </text:span>дракончик стоял в дверях спиной к нам. <text:span text:style-name="T11">– </text:span>У нас гости.</text:p>
      <text:p text:style-name="P55">Спайк попятился назад. Дверь широко растворилась и в библиотеку вошла Луна.</text:p>
      <text:p text:style-name="P55"/>
      <text:h text:style-name="Heading_20_2" text:outline-level="2">18.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1">– </text:span>Макс, беги!!!</text:p>
      <text:p text:style-name="P55">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5">Мы с пегаской застыли в синем левитационном поле и поплыли к Луне.</text:p>
      <text:p text:style-name="P5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1">–</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5">В голосе лавандовой единорожки звучал металл. Мы опять полетели к Твайлайт.</text:p>
      <text:p text:style-name="P55"><text:span text:style-name="T11">–</text:span> ДОВОЛЬНО! НАМ НАДОЕЛА ЭТА НЕПОКОРНОСТЬ! ПОЗНАЙ ГНЕВ ПРИНЦЕССЫ НОЧИ!!!</text:p>
      <text:p text:style-name="P55"><text:span text:style-name="T11">–</text:span> Элементы! Аврал!!! Работаем!!!</text:p>
      <text:p text:style-name="P55"><text:soft-page-break/>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5"><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1">– О</text:span>хренеть! <text:span text:style-name="T11">– </text:span>чертыхнулся Спайк. <text:span text:style-name="T11">– </text:span><text:s/>Твай, она создаёт сферу стихий!</text:p>
      <text:p text:style-name="P55"><text:span text:style-name="T11">– </text:span>Вижу! <text:span text:style-name="T11">– </text:span>донёсся голос единорожки из-под потолка. <text:span text:style-name="T11">–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1">– </text:span>Погоди. У меня есть вариант получше.</text:p>
      <text:p text:style-name="P55">Я вылез из-под шкафа и попрыгал на одной ноге в центр зала.</text:p>
      <text:p text:style-name="P55"><text:span text:style-name="T11">– </text:span>Стойте! Прекратите! Да остановитесь же!!!</text:p>
      <text:p text:style-name="P55">Аликорница и шестёрка уставились на меня.</text:p>
      <text:p text:style-name="P55"><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1">– </text:span>Как ты её назвал? <text:span text:style-name="T11">– </text:span>отвалилась челюсть у аликорницы.</text:p>
      <text:p text:style-name="P5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5"><text:span text:style-name="T11">– </text:span>Что? <text:span text:style-name="T11">–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1">– </text:span>Твайлайт, Дёрпи сказала, у тебя есть «Особенности поведения, питания и размножения приматов»? Я бы хотела её ненадолго… Ого!!!</text:p>
      <text:p text:style-name="P55">После долгой паузы тот же голос спросил:</text:p>
      <text:p text:style-name="P55"><text:span text:style-name="T11">– </text:span>Что тут случилось? Почему все висят в воздухе? И всё вот это?</text:p>
      <text:p text:style-name="P55">Голос Спайка откуда-то из подвала ответил:</text:p>
      <text:p text:style-name="P55"><text:span text:style-name="T11">– </text:span>Потому что Твайлайт остановила время. В радиусе девяти метров, как мне кажется. Или десяти.</text:p>
      <text:p text:style-name="P55"><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oft-page-break/><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1">–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1">–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1">– </text:span>Эмм, я вам подхожу?</text:p>
      <text:p text:style-name="P55"><text:span text:style-name="T11">– </text:span>КТО ТЫ?</text:p>
      <text:p text:style-name="P55"><text:span text:style-name="T11">– </text:span>Эмм, Лира Хартстрингс, единорог. Я не то, чтобы маг, моя специализация — музыка…</text:p>
      <text:p text:style-name="P55"><text:span text:style-name="T11">– </text:span>ГОДИТСЯ! ТЫ ВИДИШЬ ТОЧКУ СИНГУЛЯРНОСТИ?</text:p>
      <text:p text:style-name="P55"><text:span text:style-name="T11">– </text:span>Эмм?</text:p>
      <text:p text:style-name="P55">Голос Спайка пояснил:</text:p>
      <text:p text:style-name="P55"><text:span text:style-name="T11">– </text:span>Вон та яркая искорка над лестницей, у которой вся картинка искривляется.</text:p>
      <text:p text:style-name="P55"><text:span text:style-name="T11">– </text:span>Да! Вижу.</text:p>
      <text:p text:style-name="P55"><text:span text:style-name="T11">– </text:span>ТЕПЕРЬ ЛЕВИТИРУЙ ПРИМАТА В ТОЧКУ СИНГУЛЯРНОСТИ.</text:p>
      <text:p text:style-name="P55"><text:span text:style-name="T11">– </text:span>Чего?!! <text:span text:style-name="T11">– </text:span>возопило моё малое сознание.</text:p>
      <text:p text:style-name="P55"><text:span text:style-name="T11">– </text:span>Эмм… Зачем?</text:p>
      <text:p text:style-name="P55"><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5"><text:span text:style-name="T11">– </text:span>Вы даёте слово, что человеку не будет причинён вред? <text:span text:style-name="T11">– </text:span>голос Лиры обрёл непривычную твёрдость.</text:p>
      <text:p text:style-name="P55"><text:span text:style-name="T11">– </text:span>КАК ТЫ СМЕЕШЬ СОМНЕВАТЬСЯ В НАС, СВОЕЙ ПРИНЦЕССЕ?</text:p>
      <text:p text:style-name="P55"><text:span text:style-name="T11">– Я </text:span>не сомневаюсь в вас, Ваше Высочество… Потому и требую слова!</text:p>
      <text:p text:style-name="P5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1">– </text:span>Ну, блядь, спасибо! <text:span text:style-name="T11">– </text:span>подумал я.</text:p>
      <text:p text:style-name="P55"><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soft-page-break/>…</text:p>
      <text:p text:style-name="P55"/>
      <text:p text:style-name="P55"><text:span text:style-name="T11">–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1">– </text:span>Давай по-порядку. <text:span text:style-name="T11">– о</text:span>становила меня Луна. <text:span text:style-name="T11">– </text:span>С чего ты взял, что она в твоём мире?</text:p>
      <text:p text:style-name="P55">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1">– </text:span>Теперь ты понимаешь, почему Мы виним тебя в развоплощении сестры?</text:p>
      <text:p text:style-name="P5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5"><text:soft-page-break/>Луна пристально взглянула на меня и понимающе склонила голову.</text:p>
      <text:p text:style-name="P55"><text:span text:style-name="T11">– </text:span>Мы знаем, иногда так бывает. Продолжай.</text:p>
      <text:p text:style-name="P55"><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1">– </text:span>Да, помним.</text:p>
      <text:p text:style-name="P5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5">Луна сморщила нос при этих словах, но всё же кивнула.</text:p>
      <text:p text:style-name="P55"><text:soft-page-break/><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1">– </text:span>Я приглашу их. Они не откажутся.</text:p>
      <text:p text:style-name="P55"><text:span text:style-name="T11">– </text:span>Что ж, ещё одной проблемой меньше. Теперь нужно решить, как найти Сел. Кто-то должен отправиться за ней.</text:p>
      <text:p text:style-name="P5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5"><text:span text:style-name="T11">– </text:span>А если…</text:p>
      <text:p text:style-name="P5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5"><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1">– </text:span>Почему же ты не смогла найти меня с его помощью?</text:p>
      <text:p text:style-name="P55">Аликорница смутилась.</text:p>
      <text:p text:style-name="P5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5"><text:span text:style-name="T11">– </text:span>А также совместить приятное с полезным. <text:span text:style-name="T11">– </text:span>не удержался я.</text:p>
      <text:p text:style-name="P50">Луна бросила на меня тяжёлый взгляд.</text:p>
      <text:p text:style-name="P53"><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6">–</text:span> Тогда зачем она..?</text:p>
      <text:p text:style-name="P50"><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Тревожная догадка окончательно сковала морозом душу.</text:p>
      <text:p text:style-name="P53"><text:span text:style-name="T17">–</text:span> А другие? Они тоже… давали мне потому, что считали меня последним шансом?</text:p>
      <text:p text:style-name="P53">У аликорницы отвалилась челюсть.</text:p>
      <text:p text:style-name="P53"><text:span text:style-name="T17">–</text:span> Другие? Кто ещё?<text:span text:style-name="T11"> </text:span>С кем ещё у тебя были… отношения?</text:p>
      <text:p text:style-name="P50"><text:span text:style-name="T16">–</text:span> С Рэйнбоу Дэш <text:span text:style-name="T16">–</text:span> ответил я несчастным голосом. <text:span text:style-name="T16">–</text:span> И, может быть, с Пинки.</text:p>
      <text:p text:style-name="P50"><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6">– </text:span><text:span text:style-name="T6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1">– </text:span>Спасибо, Дэш. Ты настоящий друг.</text:p>
      <text:p text:style-name="P5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48" text:outline-level="2">19.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1">– </text:span>Макс, ты тут? <text:span text:style-name="T11">–</text:span>Дэш просунула нос в дверь, не дожидаясь отклика. <text:span text:style-name="T11">– </text:span>Ага, вот ты где! Я с тобой!</text:p>
      <text:p text:style-name="P55">Она швырнула перемётные сумки мне на постель и пошла к выходу.</text:p>
      <text:p text:style-name="P55"><text:span text:style-name="T11">– </text:span>Ну, чего застрял? Пошли скорее, а то на хавчик опоздаем! <text:span text:style-name="T11">–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4">…</text:p>
      <text:p text:style-name="P44"/>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1">– </text:span>Располагайтесь. <text:span text:style-name="T11">–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5"><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5"><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text:soft-page-break/>Я мило улыбнулся ей в ответ, закинул в рот пучок петрушки и ответил.</text:p>
      <text:p text:style-name="P55"><text:span text:style-name="T11">– </text:span>А ты первая на моей памяти лошадь, умеющая магичить.</text:p>
      <text:p text:style-name="P55">Луна нахмурилась, но потом луч озарения коснулся её мордочки.</text:p>
      <text:p text:style-name="P44">– П<text:span text:style-name="T1">ризнаём, Мы были несправедливы к тебе. Как Нам тебя называть?</text:span></text:p>
      <text:p text:style-name="P55">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text:soft-page-break/>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text:soft-page-break/>–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5">***</text:p>
      <text:p text:style-name="P44"/>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text:soft-page-break/>–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text:soft-page-break/>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1">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text:soft-page-break/>–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lt;<text:span text:style-name="T69">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78">д</text:span>ЕсЬ БЫл <text:span text:style-name="T79">д</text:span>ИскОр<text:span text:style-name="T77">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text:soft-page-break/>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4"/>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5"><text:soft-page-break/>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0"></text:span><text:span text:style-name="T81"> сидел, прислонившись к стенке. Оранжевая лампочка по прежнему горела на налобни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text:soft-page-break/>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text:soft-page-break/>«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span text:style-name="T82">Зафиксирована опасная ситуация. Сознание пациента </text:span><text:span text:style-name="T83">&lt;</text:span><text:span text:style-name="T82">Селестия</text:span><text:span text:style-name="T83">&gt;</text:span><text:span text:style-name="T82"> не регистрируется. Активируется протокол экстренной эвакуации пациента </text:span><text:span text:style-name="T83">&lt;</text:span><text:span text:style-name="T82">Селестия</text:span><text:span text:style-name="T83">&gt;</text:span><text:span text:style-name="T82"> к </text:span><text:span text:style-name="T83">&lt;</text:span><text:span text:style-name="T82">Луна</text:span><text:span text:style-name="T83">&gt;</text:span><text:span text:style-name="T82">.</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text:soft-page-break/>–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 <text:s/>Чтобы легче было дышать, я оттянул галстук от горла.</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0. <text:span text:style-name="T1">Осколки</text:span></text:h>
      <text:p text:style-name="P84">Electric Light Orchestra – Sorrow about to fall</text:p>
      <text:p text:style-name="P55">Скалу ощутимо тряхнуло. Грибной суп выплеснулся из супницы на стол.</text:p>
      <text:p text:style-name="P55">–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text:soft-page-break/>–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5"/>
      <text:p text:style-name="P55"/>
      <text:p text:style-name="P55"/>
      <text:p text:style-name="P55"/>
      <text:p text:style-name="P55"/>
      <text:p text:style-name="P55"/>
      <text:p text:style-name="P55"/>
      <text:p text:style-name="P55"/>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 Гм! Изначально Мы полагали, что Сестра сама откроет коридор в Эквестрию.</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29">–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text:p>
      <text:p text:style-name="P44"><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5">***</text:p>
      <text:p text:style-name="P44"/>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p>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8"><text:span text:style-name="T11">–</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text:soft-page-break/>–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text:soft-page-break/>–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1">~~~ </text:span>Человек Макс <text:span text:style-name="T11">~~~</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34">26.07.2143</text:p>
      <text:p text:style-name="P55"/>
      <text:p text:style-name="P56">***</text:p>
      <text:p text:style-name="P55"/>
      <text:p text:style-name="P5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text:soft-page-break/>«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4"/>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45">~~~~~</text:p>
      <text:p text:style-name="P55"/>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Луна отдаёт короткую команду в интерком и наперерез падающим фигуркам с «Конкордии» пикирует звено Вондерболтов.</text:p>
      <text:p text:style-name="P55">–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5">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text:soft-page-break/>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5">~~~~~</text:p>
      <text:p text:style-name="P45"/>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text:soft-page-break/>–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oft-page-break/><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5">~~~~~</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5">~~~~~</text:p>
      <text:p text:style-name="P19">&lt;<text:span text:style-name="T25">Макс и ко появляются на Терре со сдвигом по времени (как и Кимеринн)?</text:span>&gt;</text:p>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text:soft-page-break/>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5">Там лишь тающая в темноте радуга.</text:p>
      <text:p text:style-name="P50"/>
      <text:h text:style-name="Heading_20_2" text:outline-level="2">21. <text:span text:style-name="T1">Терра</text:span></text:h>
      <text:h text:style-name="P149" text:outline-level="3">Воскресение</text:h>
      <text:p text:style-name="P50">&lt;<text:span text:style-name="T8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text:soft-page-break/>–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text:soft-page-break/>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4">Jack of Hearts! </text:span><text:span text:style-name="T1">Давно так не веселился. – вытер слёзы смеха Дискорд. –</text:span><text:span text:style-name="T54">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что-то осталось.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1"/>
      <text:p text:style-name="P59">***</text:p>
      <text:p text:style-name="P58"/>
      <text:p text:style-name="P40"><text:span text:style-name="T2">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soft-page-break/>…</text:p>
      <text:p text:style-name="P40"/>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
      <text:h text:style-name="Heading_20_3" text:outline-level="3">Понедельник</text:h>
      <text:p text:style-name="P55">&lt;<text:span text:style-name="T8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text:soft-page-break/>Да хуй с ним! Облом разбираться.</text:p>
      <text:p text:style-name="P1"><text:span text:style-name="T1">Я выделил конфликтующие узлы на административной панели, </text:span><text:span text:style-name="T72">кликнул по ним правой кнопкой </text:span><text:span text:style-name="T1">мыши</text:span><text:span text:style-name="T72"> и </text:span><text:span text:style-name="T1">выбрал</text:span><text:span text:style-name="T7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text:soft-page-break/>–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text:soft-page-break/>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2. <text:span text:style-name="T1">Терра</text:span></text:h>
      <text:h text:style-name="P149" text:outline-level="3">Вторник</text:h>
      <text:p text:style-name="P3">&lt;<text:span text:style-name="T63">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8"><text:s/>– Ты его слишком… эмм, упрощаешь. – продолжала Флаттершай. – Вот, взгляни сюда.</text:p>
      <text:p text:style-name="P98">Флаттершай повернула ко мне экран. Мультяшный Дискорд с заплаканными глазами стоял на ледовом катке перед брошенными коньками.</text:p>
      <text:p text:style-name="P9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1">На самом деле всё было… эмм, гораздо, гораздо </text:span><text:soft-page-break/><text:span text:style-name="T31">сложнее… Так и с Дискордом… Он может очень не нравится, но… эмм, потому что ты видишь только внешнюю картинку.</text:span></text:p>
      <text:p text:style-name="P110">– А ты в курсе, что твой Дискорд многократно сжигал Селестию живьём? – выпалил я.</text:p>
      <text:p text:style-name="P110">–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8"><text:span text:style-name="T11">– Это всего лишь твои домыслы. С тем же успехом я могу объяснить это тем, что он </text:span>— злой придурок!</text:p>
      <text:p text:style-name="P110">– Это не мои…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98">Флаттершай слабо улыбнулась.</text:p>
      <text:p text:style-name="P110">– Я не сержусь… На Дискорда трудно не злиться… Он так себя ведёт, потому что его это… эмм, 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3">– М<text:span text:style-name="T3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text:soft-page-break/>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text:soft-page-break/></text:p>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text:soft-page-break/>–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84">Mike Oldfield – Tubular Bells II – Altered State</text:span>&gt;</text:p>
      <text:p text:style-name="Text_20_body"><text:soft-page-break/>&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text:soft-page-break/>– Ладно. Сейчас утро. Портал <text:span text:style-name="T1">закрывается</text:span> в восемь вечера. У нас есть десять часов, чтобы доставить Анджелу на крышу. На выход!</text:p>
      <text:p text:style-name="P38"/>
      <text:p text:style-name="P67">***</text:p>
      <text:p text:style-name="P66"/>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text:soft-page-break/>–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2">—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9"><text:soft-page-break/>…</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2">– Ты его уничтожила?</text:p>
      <text:p text:style-name="P52">– Кого?</text:p>
      <text:p text:style-name="P52">– Этический модуль.</text:p>
      <text:p text:style-name="P52">–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2">– Ты его уничтожила?</text:p>
      <text:p text:style-name="P52">–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text:soft-page-break/>–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2">– Анон, а это правильно, что мы едем по кустам? Там ведь могут жить какие-нибудь зверюшки? – удручённо спросила Флаттершай.</text:p>
      <text:p text:style-name="P52">–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2">– Приехали!</text:p>
      <text:p text:style-name="P52"><text:soft-page-break/>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2">На лестничной клетке рука по привыче нажала кнопку лифта. Эпплджек тронула меня за плёчо.</text:p>
      <text:p text:style-name="P52">– Анон, идея — навоз! Тебя уже раз чуть не прикончил этот гроб на канате.</text:p>
      <text:p text:style-name="P52">Я хлопнул себя по лбу, соглашаясь.</text:p>
      <text:p text:style-name="P144"/>
      <text:p text:style-name="P52">…</text:p>
      <text:p text:style-name="P52"/>
      <text:p text:style-name="P52">…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2">Этаж…</text:p>
      <text:p text:style-name="P52">Ещё этаж… Эй, почему на этажах разное количество ступенек?!!</text:p>
      <text:p text:style-name="P52">Ещё два…</text:p>
      <text:p text:style-name="P52">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2">–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2">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2">Я пихнул Эпплджек себе за спину, выставил вперёд бейсбольную биту и сделал шаг вперёд…</text:p>
      <text:p text:style-name="P52">…Которым неистово гордился следующие полторы секунды.</text:p>
      <text:p text:style-name="P52"/>
      <text:p text:style-name="P52">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2">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2"><text:soft-page-break/>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2">Второй раз мне пришлось отскакивать от осколков стекла, веером разлетевшихся из-под головы смайлолицего.</text:p>
      <text:p text:style-name="P52">– Флатти! – я кинулся к девушке, скорчившейся на полу.</text:p>
      <text:p text:style-name="P52">Эпплджек выхватила верёвку и подскочила к лежащему без движения смайлолицему.</text:p>
      <text:p text:style-name="P52">– Я уже умерла? Извини, Анон, я больше ничем не могла тебе помочь. Я не умею драться. – бормотала Флаттершай, не открывая глаз.</text:p>
      <text:p text:style-name="P52">За моей спиной тяжело дышала Эпплджек, затягивая на смайлолицем петлю за петлёй.</text:p>
      <text:p text:style-name="P52">– Флатти, вставай! Ты молодец! Лестница свободна! – подбодрил я девушку.</text:p>
      <text:p text:style-name="P52">За спиной послышался шорох.</text:p>
      <text:p text:style-name="P52">– Пирог мне в круп! – охнула Эпплджек.</text:p>
      <text:p text:style-name="P52">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2">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2">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2">Движения смайлолицего обрели слаженность. Он медленно развернулся и направился ко мне.</text:p>
      <text:p text:style-name="P52">Флаттершай брезгливо толкнула ногой осколок, отправив его в лестничный пролёт. Движения смайлолицего опять потеряли осмысленность.</text:p>
      <text:p text:style-name="P52">– Анон, нам нужно торопиться! – дёрнула меня за рукав Эпплджек. – У нас есть сорок минут до закрытия портала.</text:p>
      <text:p text:style-name="P52">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2"/>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text:soft-page-break/>Прихожая встретила нас толстым слоем пыли. Мы тихонько прошли внутрь. Я задержался, запирая дверь. Девушки разбрелись по квартире.</text:p>
      <text:p text:style-name="P100"><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10">– Не нравится мне тут. Чуйка нехорошая…</text:p>
      <text:p text:style-name="P97"><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5">звёзды на фоне сине-зелёной мглы</text:span><text:span text:style-name="T1">. Я одел наушники и подёргал мышкой, прогоняя скрин-сэйвер.</text:span></text:p>
      <text:p text:style-name="P110">– Привет, Сел.</text:p>
      <text:p text:style-name="P142">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0"/>
      <text:h text:style-name="P146" text:outline-level="2">24. Отбытие</text:h>
      <text:p text:style-name="P116">&lt;Mission Impossible theme ?&gt;</text:p>
      <text:p text:style-name="P98"><text:span text:style-name="T11">– </text:span>Оп-па! – пробормотала Эпплджек. – Нежданчик!</text:p>
      <text:p text:style-name="P98">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text:soft-page-break/>…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9"><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oft-page-break/><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text:span>Говори.</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8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4">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9"><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text:soft-page-break/>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19">Я вытер ладони о штаны, ухватил канат и сделал шаг вперёд… </text:p>
      <text:p text:style-name="P119">…</text:p>
      <text:p text:style-name="P119">Святые яйца, я действительно ЭТО сделал!</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text:soft-page-break/>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БУДЕМ ЖИВЫ — СТАНУ АЛЬПИНИСТО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31">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text:soft-page-break/>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на дольше у меня не хватит магии…</text:p>
      <text:p text:style-name="P119"/>
      <text:p text:style-name="P119">Мы летели навстречу закату.</text:p>
      <text:p text:style-name="P119"/>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Бля!!!</text:p>
      <text:h text:style-name="Heading_20_2" text:outline-level="2"/>
      <text:h text:style-name="Heading_20_2" text:outline-level="2">25. Разговор за столиком в тишине</text:h>
      <text:p text:style-name="First_20_line_20_indent"><text:span text:style-name="T11">&lt;</text:span><text:span text:style-name="T58">Queen – Flash</text:span><text:span text:style-name="T11">&gt;</text:span></text:p>
      <text:p text:style-name="P130">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29">Я тяжело вздохнул.</text:p>
      <text:p text:style-name="P129"/>
      <text:p text:style-name="P129">…</text:p>
      <text:p text:style-name="P129"/>
      <text:p text:style-name="P129">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0"><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0">От неожиданности я только открывал рот, в попытке что-то ответить, но тут же закрывал его. Нужные слова выветрились из головы.</text:p>
      <text:p text:style-name="P50"><text:span text:style-name="T11">– Т</text:span>ы что за хрен вообще? <text:span text:style-name="T11">– наконец сподобился я на членораздельную речь.</text:span></text:p>
      <text:p text:style-name="P50">Зверь смутился.</text:p>
      <text:p text:style-name="P50"><text:span text:style-name="T11">– Гм</text:span>. Анакорн. Демиург. Я тут живу.</text:p>
      <text:p text:style-name="P40">– А сидишь на чём? – вид сидящего на пустоте существа сбивал с толку.</text:p>
      <text:p text:style-name="P50">Демиург что-то прикинул и кивнул сам себе.</text:p>
      <text:p text:style-name="P40">– Гм. Ок.</text:p>
      <text:p text:style-name="P50"><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text:soft-page-break/>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0">– Так лучше?</text:p>
      <text:p text:style-name="P40">– Вполне.</text:p>
      <text:p text:style-name="P40">Кажется, за последние пару месяцев я разучился удивляться.</text:p>
      <text:p text:style-name="P50"><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7">.</text:span></text:p>
      <text:p text:style-name="P40"/>
      <text:p text:style-name="P60">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40">– Мы спасали Сел. Она оказалась в мире людей. – я вздохнул. – А я отбился от группы.</text:p>
      <text:p text:style-name="P40">– Кого-кого спасали? – удивился Анакорн.</text:p>
      <text:p text:style-name="P40">– Сел. Принцессу Селестию.</text:p>
      <text:p text:style-name="P43">– Продолжай! – с интересом воскликнул Анакорн. – Как бессмертная оказалась в твоём мире, человек?</text:p>
      <text:p text:style-name="P43"/>
      <text:p text:style-name="P48">Ага, так я тебе и сказал! Я не такой идиот, чтоб уничтожить свою единственную надежду вернуться в Эквестрию!</text:p>
      <text:p text:style-name="P43"/>
      <text:p text:style-name="P53"><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3">– Ты сам-то веришь в эту ерунду? – перебил меня Анакорн. – Брось молоть чушь, ты не умешь врать!</text:p>
      <text:p text:style-name="P43"/>
      <text:p text:style-name="P48">Бля! Вот так всегда!</text:p>
      <text:p text:style-name="P43">Я вздохнул.</text:p>
      <text:p text:style-name="P43"/>
      <text:p text:style-name="P53"><text:span text:style-name="T11">– Если я расскажу тебе н</text:span>астоящую<text:span text:style-name="T11"> причину </text:span>— ты исчезнешь! <text:span text:style-name="T11">– угрюмо заявил я.</text:span></text:p>
      <text:p text:style-name="P40">Морда Анакорна осветилась радостным озарением.</text:p>
      <text:p text:style-name="P40"/>
      <text:p text:style-name="P53"><text:span text:style-name="T11">– </text:span><text:span text:style-name="T86">Я ПОНЯЛ, КТО ТЫ!!! КАК </text:span><text:span text:style-name="T87">ЖЕ </text:span><text:span text:style-name="T86">Я СРАЗУ НЕ ДОГАДАЛСЯ?!! Я ДОЛГО ЖДАЛ ТЕБЯ, ПРОВОДНИК! Я УСТАЛ! ПРИСТУПИМ ЖЕ СКОРЕЕ!</text:span></text:p>
      <text:p text:style-name="P43"/>
      <text:p text:style-name="P43">Увидев, что я скорчился в кресле, заткнув уши, Анакорн немного успокоился и приглушил голос.</text:p>
      <text:p text:style-name="P53"><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0"><text:soft-page-break/></text:p>
      <text:p text:style-name="P40">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3"/>
      <text:p text:style-name="P53"><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3"/>
      <text:p text:style-name="P53">Я перевёл дух. Анакорн слушал меня и печально кивал. Но не исчезал. </text:p>
      <text:p text:style-name="P43">–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3"><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3"/>
      <text:p text:style-name="P3"><text:span text:style-name="T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3">–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text:soft-page-break/>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3"/>
      <text:p text:style-name="P98">Я запротестовал.</text:p>
      <text:p text:style-name="P101">– В Эквестрии не двигают солнце! Аликорны лишь корректируют орбиту Эквуса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8">Анакорн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8"/>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1"/>
      <text:p text:style-name="P98">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01"/>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31">. Ко мне наконец-то пришло понимание ситуации.</text:span></text:p>
      <text:p text:style-name="P105"><text:soft-page-break/>–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8">– К сожалению, не </text:span><text:span text:style-name="T51">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48">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8">Я вспомнил события последнего времени<text:span text:style-name="T11">.</text:span></text:p>
      <text:p text:style-name="P98">–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8">Анакорн с такой силой сжал магическим захватом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8"><text:span text:style-name="T48">–</text:span><text:span text:style-name="T3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5"><text:soft-page-break/>–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98"><text:span text:style-name="T31">– Ты уже устранил крупнейший дефект Эквестрии </text:span><text:span text:style-name="T48">—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8">–</text:span><text:span text:style-name="T31"> А кьютимарки? Как, разрази меня квазар, объяснить кьютимарки? </text:span><text:span text:style-name="T48">–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значительно снизился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5">Я опять задумался. В голове было пусто.</text:p>
      <text:p text:style-name="P105">– Почему бы не оставить самую главную? Ту, что описана в мультике?</text:p>
      <text:p text:style-name="P105">– И<text:span text:style-name="T5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1">—</text:span><text:span text:style-name="T52"> точнее, дерево схожих миров Эквуса </text:span><text:span text:style-name="T61">—</text:span><text:span text:style-name="T52"> создали брони. Разумеется, стержнем им послужил именно сериал, но каждый фанфик </text:span><text:span text:style-name="T61">—</text:span><text:span text:style-name="T5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oft-page-break/><text:span text:style-name="T52">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6"/>
      <text:p text:style-name="P105">Анакорн аж подпрыгнул на месте от восторга и стал мне аплодировать.</text:p>
      <text:p text:style-name="P105"/>
      <text:p text:style-name="P124">Как их совместить?</text:p>
      <text:p text:style-name="P114">твоя Эквестрия и моя, были рождены из Предначального Хаоса, оставшегося от царствования Дискорда. Оба непостоянны, изменчивы. </text:p>
      <text:p text:style-name="P105"/>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5"/>
      <text:p text:style-name="P105"/>
      <text:p text:style-name="P137"/>
      <text:p text:style-name="P105"><text:span text:style-name="T52">– Наконец-то я вижу свет в конце тоннеля! Как это не пришло мне в голову! Ты всё отлично увязал! Всё сходится! Более того </text:span><text:span text:style-name="T61">—</text:span><text:span text:style-name="T52"> Анакорн заговорщически подмигнул мне </text:span><text:span text:style-name="T61">—</text:span><text:span text:style-name="T52">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1">— и первой реальной историей в объединённой эквестрийской реальности</text:span><text:span text:style-name="T52">!</text:span></text:p>
      <text:p text:style-name="P106">Я подозрительно посмотрел на Анакорна.</text:p>
      <text:p text:style-name="P105"><text:span text:style-name="T17">– </text:span><text:span text:style-name="T52">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5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Никогда не писал ничего сложнее технической документации к программам.</text:p>
      <text:p text:style-name="P105"><text:soft-page-break/><text:span text:style-name="T11">– </text:span>Пиши, как есть. <text:span text:style-name="T11">– </text:span>развёл копытами Анакорн. <text:span text:style-name="T11">– </text:span>Авось сгодится. Я писать точно не буду <text:span text:style-name="T61">— ты меня с кьютимарками уже пригрузил на ближайшие тысячи лет.</text:span></text:p>
      <text:p text:style-name="P105">…</text:p>
      <text:p text:style-name="P105">Факн щит<text:note text:id="ftn14" text:note-class="footnote"><text:note-citation>14</text:note-citation><text:note-body><text:p text:style-name="P138">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text:soft-page-break/>–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text:soft-page-break/>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99">***</text:p>
      <text:p text:style-name="P106">&lt;<text:span text:style-name="T84">Roger Waters — What God Wants</text:span>&gt;</text:p>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нерешительно стояла передо мной в сияющем ореоле гривы. Потом она сделала шаг навстречу.</text:p>
      <text:p text:style-name="P106">–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6">Я устало рассмеялся.</text:p>
      <text:p text:style-name="P106">– Сел, я завязал с конеёбством. Извини.</text:p>
      <text:p text:style-name="P106">– В другое время, в другом месте, Анон! В другое время, в другом месте!</text:p>
      <text:p text:style-name="P106"/>
      <text:p text:style-name="P107">***</text:p>
      <text:p text:style-name="P109"/>
      <text:p text:style-name="P43"><text:span text:style-name="T2">–</text:span><text:span text:style-name="T1"> Прости, что хотела убить тебя. Я ослабела и Найтмэр на время одержала верх.</text:span></text:p>
      <text:p text:style-name="P53">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text:p>
      <text:p text:style-name="P102">–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8"/>
      <text:p text:style-name="P111">***</text:p>
      <text:p text:style-name="P110"><text:soft-page-break/></text:p>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8"/>
      <text:p text:style-name="P103">***</text:p>
      <text:p text:style-name="P98"/>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А ты как?</text:p>
      <text:p text:style-name="P97"><text:span text:style-name="T35">– Я в порядке. Вот, возвращаюсь </text:span>в свой мир. Ну, не совсем <text:span text:style-name="T1">в свой</text:span>. Почти.</text:p>
      <text:p text:style-name="P97"><text:span text:style-name="T1">–</text:span> Навсегда?</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4">Хочу, чтобы ты чесал мне холку и хлопал по крупу</text:span>!</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text:span text:style-name="T1">Пинки</text:span>, и Селестию,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7">Я опустил руку на шею Дэш и ощутил теплоту и лёгкое покалывание в пустоте.</text:p>
      <text:p text:style-name="P97"><text:soft-page-break/><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5"/>
      <text:h text:style-name="Heading_20_2" text:outline-level="2">Эпилог. Земля</text:h>
      <text:p text:style-name="P112">&lt;<text:span text:style-name="T57">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84">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text:p text:style-name="P117"/>
      <text:p text:style-name="P1"><text:span text:style-name="T35">&lt;</text:span><text:span text:style-name="T26">И вообще, обзаведусь в конце-концов рогом и наставлю Селестиии рогов!»</text:span><text:span text:style-name="T35">&gt;</text:span></text:p>
      <text:p text:style-name="P43">&lt;<text:span text:style-name="T25">- Учти, я ни капельки не жалею о наших поебушках! я до сих пор пахну тобой… и хочу пахнуть… Это неправильно, так ведь?</text:span>&gt;</text:p>
      <text:p text:style-name="P32">&lt;<text:span text:style-name="T1"> Пони — сельские жители и не любят больших городов. </text:span>&gt;</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0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02T00:02:45.81</dc:date>
    <meta:editing-duration>P130DT7H47M44S</meta:editing-duration>
    <meta:editing-cycles>7945</meta:editing-cycles>
    <meta:generator>OpenOffice/4.1.1$Win32 OpenOffice.org_project/411m6$Build-9775</meta:generator>
    <dc:creator>макс </dc:creator>
    <meta:document-statistic meta:table-count="0" meta:image-count="0" meta:object-count="0" meta:page-count="205" meta:paragraph-count="4412" meta:word-count="94128" meta:character-count="598248"/>
  </office:meta>
</office:document-meta>
</file>